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9.06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93.94pt"/>
    </style:style>
    <style:style style:name="co8" style:family="table-column">
      <style:table-column-properties fo:break-before="auto" style:column-width="87.7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76.46pt"/>
    </style:style>
    <style:style style:name="ro1" style:family="table-row">
      <style:table-row-properties style:row-height="48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/>
    <style:style style:name="ce14" style:family="table-cell" style:parent-style-name="Default">
      <style:table-cell-properties fo:background-color="#fff200"/>
    </style:style>
    <style:style style:name="ce7" style:family="table-cell" style:parent-style-name="Default" style:data-style-name="N4"/>
    <style:style style:name="ce58" style:family="table-cell" style:parent-style-name="Default" style:data-style-name="N4">
      <style:table-cell-properties fo:background-color="transparent"/>
    </style:style>
    <style:style style:name="ce12" style:family="table-cell" style:parent-style-name="Default"/>
    <style:style style:name="ce60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31" style:family="table-cell" style:parent-style-name="Default">
      <style:table-cell-properties fo:background-color="#fff200"/>
    </style:style>
    <style:style style:name="ce20" style:family="table-cell" style:parent-style-name="Default" style:data-style-name="N4"/>
    <style:style style:name="ce64" style:family="table-cell" style:parent-style-name="Default" style:data-style-name="N4">
      <style:table-cell-properties fo:background-color="transparent"/>
    </style:style>
    <style:style style:name="ce37" style:family="table-cell" style:parent-style-name="Default"/>
    <style:style style:name="ce38" style:family="table-cell" style:parent-style-name="Default">
      <style:table-cell-properties fo:background-color="#fff200"/>
    </style:style>
    <style:style style:name="ce25" style:family="table-cell" style:parent-style-name="Default" style:data-style-name="N4"/>
    <style:style style:name="ce68" style:family="table-cell" style:parent-style-name="Default" style:data-style-name="N4">
      <style:table-cell-properties fo:background-color="transparent"/>
    </style:style>
    <style:style style:name="ce46" style:family="table-cell" style:parent-style-name="Default"/>
    <style:style style:name="ce49" style:family="table-cell" style:parent-style-name="Default">
      <style:table-cell-properties fo:background-color="#fff200"/>
    </style:style>
    <style:style style:name="ce30" style:family="table-cell" style:parent-style-name="Default" style:data-style-name="N4"/>
    <style:style style:name="ce72" style:family="table-cell" style:parent-style-name="Default" style:data-style-name="N4">
      <style:table-cell-properties fo:background-color="transparent"/>
    </style:style>
    <style:style style:name="ce61" style:family="table-cell" style:parent-style-name="Default"/>
    <style:style style:name="ce63" style:family="table-cell" style:parent-style-name="Default">
      <style:table-cell-properties fo:background-color="#fff200"/>
    </style:style>
    <style:style style:name="ce35" style:family="table-cell" style:parent-style-name="Default" style:data-style-name="N4"/>
    <style:style style:name="ce76" style:family="table-cell" style:parent-style-name="Default" style:data-style-name="N4">
      <style:table-cell-properties fo:background-color="transparent"/>
    </style:style>
    <style:style style:name="ce39" style:family="table-cell" style:parent-style-name="Default"/>
    <style:style style:name="ce78" style:family="table-cell" style:parent-style-name="Default">
      <style:table-cell-properties fo:background-color="transparent"/>
    </style:style>
    <style:style style:name="ce73" style:family="table-cell" style:parent-style-name="Default"/>
    <style:style style:name="ce74" style:family="table-cell" style:parent-style-name="Default">
      <style:table-cell-properties fo:background-color="#fff200"/>
    </style:style>
    <style:style style:name="ce44" style:family="table-cell" style:parent-style-name="Default" style:data-style-name="N4"/>
    <style:style style:name="ce82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4"/>
    <style:style style:name="ce18" style:family="table-cell" style:parent-style-name="Default" style:data-style-name="N4">
      <style:table-cell-properties fo:background-color="#fff200"/>
    </style:style>
    <style:style style:name="ce15" style:family="table-cell" style:parent-style-name="Default" style:data-style-name="N4">
      <style:table-cell-properties fo:background-color="transparent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57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3" table:default-cell-style-name="ce27"/>
        <table:table-column table:style-name="co4" table:default-cell-style-name="ce37"/>
        <table:table-column table:style-name="co5" table:default-cell-style-name="ce37"/>
        <table:table-column table:style-name="co6" table:default-cell-style-name="ce46"/>
        <table:table-column table:style-name="co7" table:default-cell-style-name="ce61"/>
        <table:table-column table:style-name="co8" table:default-cell-style-name="ce61"/>
        <table:table-column table:style-name="co8" table:default-cell-style-name="ce73"/>
        <table:table-column table:style-name="co9" table:default-cell-style-name="ce6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lineal_x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</text:p>
          </table:table-cell>
          <table:table-cell table:style-name="ce1" office:value-type="string" calcext:value-type="string">
            <text:p>enc_lineal_x</text:p>
          </table:table-cell>
          <table:table-cell table:style-name="ce1" office:value-type="string" calcext:value-type="string">
            <text:p>enc_lineal_y</text:p>
          </table:table-cell>
          <table:table-cell table:style-name="ce1" office:value-type="string" calcext:value-type="string">
            <text:p>enc_w</text:p>
          </table:table-cell>
          <table:table-cell table:style-name="ce1" office:value-type="string" calcext:value-type="string">
            <text:p>Delta_t</text:p>
          </table:table-cell>
          <table:table-cell table:style-name="ce51" office:value-type="string" calcext:value-type="string">
            <text:p>Odom acceleration linear (m/s2)</text:p>
          </table:table-cell>
          <table:table-cell table:style-name="ce51" office:value-type="string" calcext:value-type="string">
            <text:p>Enc acceleration linear (m/s2)</text:p>
          </table:table-cell>
          <table:table-cell table:style-name="ce51" office:value-type="string" calcext:value-type="string">
            <text:p>Odom acceleration angular (rad/s2)</text:p>
          </table:table-cell>
          <table:table-cell table:style-name="ce51" office:value-type="string" calcext:value-type="string">
            <text:p>Enc acceleration angular (rad/s2)</text:p>
          </table:table-cell>
          <table:table-cell table:number-columns-repeated="3"/>
        </table:table-row>
        <table:table-row table:style-name="ro2">
          <table:table-cell office:value-type="float" office:value="1603674484.75922" calcext:value-type="float">
            <text:p>1603674484.7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349" calcext:value-type="float">
            <text:p>-0.026349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.006072" calcext:value-type="float">
            <text:p>0.00607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float" office:value="1603674484.85932" calcext:value-type="float">
            <text:p>1603674484.85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502" calcext:value-type="float">
            <text:p>0.047502</text:p>
          </table:table-cell>
          <table:table-cell office:value-type="float" office:value="-0.000082" calcext:value-type="float">
            <text:p>-8.2E-05</text:p>
          </table:table-cell>
          <table:table-cell office:value-type="float" office:value="-0.003465" calcext:value-type="float">
            <text:p>-0.0034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]-[.A2]" office:value-type="float" office:value="0.100100994110107" calcext:value-type="float">
            <text:p>0.10</text:p>
          </table:table-cell>
          <table:table-cell table:number-columns-repeated="6"/>
          <table:table-cell office:value-type="string" calcext:value-type="string">
            <text:p>min</text:p>
          </table:table-cell>
        </table:table-row>
        <table:table-row table:style-name="ro2">
          <table:table-cell table:style-name="ce3" office:value-type="float" office:value="1603674484.95927" calcext:value-type="float">
            <text:p>1603674484.95927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.047502" calcext:value-type="float">
            <text:p>0.047502</text:p>
          </table:table-cell>
          <table:table-cell table:style-name="ce38" office:value-type="float" office:value="-0.000082" calcext:value-type="float">
            <text:p>-8.2E-05</text:p>
          </table:table-cell>
          <table:table-cell table:style-name="ce49" office:value-type="float" office:value="-0.003465" calcext:value-type="float">
            <text:p>-0.003465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table:formula="of:=[.A4]-[.A3]" office:value-type="float" office:value="0.0999548435211182" calcext:value-type="float">
            <text:p>0.10</text:p>
          </table:table-cell>
          <table:table-cell table:number-columns-repeated="4"/>
          <table:table-cell table:style-name="ce54" office:value-type="string" calcext:value-type="string">
            <text:p>Odom average linear acc (m/s2):</text:p>
          </table:table-cell>
          <table:table-cell table:style-name="ce55" table:formula="of:=AVERAGE([.L11])" office:value-type="float" office:value="0.348985573855272" calcext:value-type="float">
            <text:p>0.35</text:p>
          </table:table-cell>
          <table:table-cell table:style-name="ce56" table:formula="of:=MIN([.L11])" office:value-type="float" office:value="0.348985573855272" calcext:value-type="float">
            <text:p>0.35</text:p>
          </table:table-cell>
        </table:table-row>
        <table:table-row table:style-name="ro2">
          <table:table-cell office:value-type="float" office:value="1603674485.05927" calcext:value-type="float">
            <text:p>1603674485.059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18193" calcext:value-type="float">
            <text:p>-0.01819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]-[.A4]" office:value-type="float" office:value="0.100001096725464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Enc average linear acc (m/s2):</text:p>
          </table:table-cell>
          <table:table-cell table:style-name="ce6" table:formula="of:=AVERAGE([.M11])" office:value-type="float" office:value="0.589495468787739" calcext:value-type="float">
            <text:p>0.59</text:p>
          </table:table-cell>
          <table:table-cell table:style-name="ce6" table:formula="of:=MIN([.M11])" office:value-type="float" office:value="0.589495468787739" calcext:value-type="float">
            <text:p>0.59</text:p>
          </table:table-cell>
        </table:table-row>
        <table:table-row table:style-name="ro2">
          <table:table-cell office:value-type="float" office:value="1603674485.15933" calcext:value-type="float">
            <text:p>1603674485.159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5459" calcext:value-type="float">
            <text:p>-0.065459</text:p>
          </table:table-cell>
          <table:table-cell office:value-type="float" office:value="-0.000292" calcext:value-type="float">
            <text:p>-0.000292</text:p>
          </table:table-cell>
          <table:table-cell office:value-type="float" office:value="0.008922" calcext:value-type="float">
            <text:p>0.0089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6]-[.A5]" office:value-type="float" office:value="0.100058078765869" calcext:value-type="float">
            <text:p>0.10</text:p>
          </table:table-cell>
          <table:table-cell table:style-name="ce9"/>
          <table:table-cell table:number-columns-repeated="3"/>
          <table:table-cell table:style-name="ce54" office:value-type="string" calcext:value-type="string">
            <text:p>Odom average angular acc (rad/s2):</text:p>
          </table:table-cell>
          <table:table-cell table:style-name="ce55" table:formula="of:=AVERAGE([.N76];-[.N151])" office:value-type="float" office:value="0.466702095428352" calcext:value-type="float">
            <text:p>0.47</text:p>
          </table:table-cell>
          <table:table-cell table:style-name="ce56" table:formula="of:=MIN([.N76];-[.N151])" office:value-type="float" office:value="0.446680516416971" calcext:value-type="float">
            <text:p>0.45</text:p>
          </table:table-cell>
        </table:table-row>
        <table:table-row table:style-name="ro2">
          <table:table-cell office:value-type="float" office:value="1603674485.2592" calcext:value-type="float">
            <text:p>1603674485.259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5459" calcext:value-type="float">
            <text:p>-0.065459</text:p>
          </table:table-cell>
          <table:table-cell office:value-type="float" office:value="-0.000292" calcext:value-type="float">
            <text:p>-0.000292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" calcext:value-type="float">
            <text:p>0</text:p>
          </table:table-cell>
          <table:table-cell office:value-type="float" office:value="0.048838" calcext:value-type="float">
            <text:p>0.048838</text:p>
          </table:table-cell>
          <table:table-cell table:style-name="ce15" table:formula="of:=[.A7]-[.A6]" office:value-type="float" office:value="0.0998709201812744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Enc average angular acc (rad/s2):</text:p>
          </table:table-cell>
          <table:table-cell table:style-name="ce15" table:formula="of:=AVERAGE([.O76];-[.O151])" office:value-type="float" office:value="1.70783923902845" calcext:value-type="float">
            <text:p>1.71</text:p>
          </table:table-cell>
          <table:table-cell table:style-name="ce57" table:formula="of:=MIN([.O76];-[.O151])" office:value-type="float" office:value="1.51196556407059" calcext:value-type="float">
            <text:p>1.51</text:p>
          </table:table-cell>
        </table:table-row>
        <table:table-row table:style-name="ro2">
          <table:table-cell office:value-type="float" office:value="1603674485.35925" calcext:value-type="float">
            <text:p>1603674485.359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5459" calcext:value-type="float">
            <text:p>-0.065459</text:p>
          </table:table-cell>
          <table:table-cell office:value-type="float" office:value="-0.000292" calcext:value-type="float">
            <text:p>-0.000292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0.235787" calcext:value-type="float">
            <text:p>0.235787</text:p>
          </table:table-cell>
          <table:table-cell office:value-type="float" office:value="0" calcext:value-type="float">
            <text:p>0</text:p>
          </table:table-cell>
          <table:table-cell office:value-type="float" office:value="0.053847" calcext:value-type="float">
            <text:p>0.053847</text:p>
          </table:table-cell>
          <table:table-cell table:style-name="ce15" table:formula="of:=[.A8]-[.A7]" office:value-type="float" office:value="0.100050926208496" calcext:value-type="float">
            <text:p>0.10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1603674485.45923" calcext:value-type="float">
            <text:p>1603674485.459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6" calcext:value-type="float">
            <text:p>0.08446</text:p>
          </table:table-cell>
          <table:table-cell office:value-type="float" office:value="-0.000414" calcext:value-type="float">
            <text:p>-0.000414</text:p>
          </table:table-cell>
          <table:table-cell office:value-type="float" office:value="-0.009809" calcext:value-type="float">
            <text:p>-0.009809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office:value-type="float" office:value="0.017532" calcext:value-type="float">
            <text:p>0.017532</text:p>
          </table:table-cell>
          <table:table-cell table:style-name="ce15" table:formula="of:=[.A9]-[.A8]" office:value-type="float" office:value="0.0999801158905029" calcext:value-type="float">
            <text:p>0.10</text:p>
          </table:table-cell>
          <table:table-cell table:style-name="ce9"/>
          <table:table-cell table:number-columns-repeated="6"/>
        </table:table-row>
        <table:table-row table:style-name="ro2">
          <table:table-cell office:value-type="float" office:value="1603674485.55926" calcext:value-type="float">
            <text:p>1603674485.5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6" calcext:value-type="float">
            <text:p>0.08446</text:p>
          </table:table-cell>
          <table:table-cell office:value-type="float" office:value="-0.000414" calcext:value-type="float">
            <text:p>-0.000414</text:p>
          </table:table-cell>
          <table:table-cell office:value-type="float" office:value="-0.009809" calcext:value-type="float">
            <text:p>-0.009809</text:p>
          </table:table-cell>
          <table:table-cell office:value-type="float" office:value="0.359845" calcext:value-type="float">
            <text:p>0.359845</text:p>
          </table:table-cell>
          <table:table-cell office:value-type="float" office:value="0" calcext:value-type="float">
            <text:p>0</text:p>
          </table:table-cell>
          <table:table-cell office:value-type="float" office:value="0.019832" calcext:value-type="float">
            <text:p>0.019832</text:p>
          </table:table-cell>
          <table:table-cell table:style-name="ce15" table:formula="of:=[.A10]-[.A9]" office:value-type="float" office:value="0.100024938583374" calcext:value-type="float">
            <text:p>0.10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3" office:value-type="float" office:value="1603674485.65928" calcext:value-type="float">
            <text:p>1603674485.65928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.291793" calcext:value-type="float">
            <text:p>0.291793</text:p>
          </table:table-cell>
          <table:table-cell table:style-name="ce38" office:value-type="float" office:value="0.001592" calcext:value-type="float">
            <text:p>0.001592</text:p>
          </table:table-cell>
          <table:table-cell table:style-name="ce49" office:value-type="float" office:value="0.010913" calcext:value-type="float">
            <text:p>0.010913</text:p>
          </table:table-cell>
          <table:table-cell table:style-name="ce63" office:value-type="float" office:value="0.347138" calcext:value-type="float">
            <text:p>0.347138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float" office:value="0.028802" calcext:value-type="float">
            <text:p>0.028802</text:p>
          </table:table-cell>
          <table:table-cell table:style-name="ce18" table:formula="of:=[.A11]-[.A10]" office:value-type="float" office:value="0.100017070770264" calcext:value-type="float">
            <text:p>0.10</text:p>
          </table:table-cell>
          <table:table-cell table:style-name="ce15" table:formula="of:=([.E11]-[.E4])/([.A11]-[.A4])" office:value-type="float" office:value="0.348985573855272" calcext:value-type="float">
            <text:p>0.35</text:p>
          </table:table-cell>
          <table:table-cell table:style-name="ce15" table:formula="of:=([.H8]-[.H4])/([.A8]-[.A4])" office:value-type="float" office:value="0.589495468787739" calcext:value-type="float">
            <text:p>0.59</text:p>
          </table:table-cell>
          <table:table-cell table:number-columns-repeated="5"/>
        </table:table-row>
        <table:table-row table:style-name="ro2">
          <table:table-cell office:value-type="float" office:value="1603674485.75925" calcext:value-type="float">
            <text:p>1603674485.759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394" calcext:value-type="float">
            <text:p>0.317394</text:p>
          </table:table-cell>
          <table:table-cell office:value-type="float" office:value="0.008458" calcext:value-type="float">
            <text:p>0.008458</text:p>
          </table:table-cell>
          <table:table-cell office:value-type="float" office:value="0.053283" calcext:value-type="float">
            <text:p>0.053283</text:p>
          </table:table-cell>
          <table:table-cell office:value-type="float" office:value="0.301693" calcext:value-type="float">
            <text:p>0.301693</text:p>
          </table:table-cell>
          <table:table-cell office:value-type="float" office:value="0" calcext:value-type="float">
            <text:p>0</text:p>
          </table:table-cell>
          <table:table-cell office:value-type="float" office:value="0.037568" calcext:value-type="float">
            <text:p>0.037568</text:p>
          </table:table-cell>
          <table:table-cell table:style-name="ce15" table:formula="of:=[.A12]-[.A11]" office:value-type="float" office:value="0.09997487068176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5.85926" calcext:value-type="float">
            <text:p>1603674485.8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394" calcext:value-type="float">
            <text:p>0.317394</text:p>
          </table:table-cell>
          <table:table-cell office:value-type="float" office:value="0.008458" calcext:value-type="float">
            <text:p>0.008458</text:p>
          </table:table-cell>
          <table:table-cell office:value-type="float" office:value="0.053283" calcext:value-type="float">
            <text:p>0.053283</text:p>
          </table:table-cell>
          <table:table-cell office:value-type="float" office:value="0.236025" calcext:value-type="float">
            <text:p>0.236025</text:p>
          </table:table-cell>
          <table:table-cell office:value-type="float" office:value="0" calcext:value-type="float">
            <text:p>0</text:p>
          </table:table-cell>
          <table:table-cell office:value-type="float" office:value="0.035063" calcext:value-type="float">
            <text:p>0.035063</text:p>
          </table:table-cell>
          <table:table-cell table:formula="of:=[.A13]-[.A12]" office:value-type="float" office:value="0.1000070571899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5.95922" calcext:value-type="float">
            <text:p>1603674485.959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861" calcext:value-type="float">
            <text:p>0.319861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35072" calcext:value-type="float">
            <text:p>0.035072</text:p>
          </table:table-cell>
          <table:table-cell office:value-type="float" office:value="0.186281" calcext:value-type="float">
            <text:p>0.186281</text:p>
          </table:table-cell>
          <table:table-cell office:value-type="float" office:value="0" calcext:value-type="float">
            <text:p>0</text:p>
          </table:table-cell>
          <table:table-cell office:value-type="float" office:value="0.040903" calcext:value-type="float">
            <text:p>0.040903</text:p>
          </table:table-cell>
          <table:table-cell table:formula="of:=[.A14]-[.A13]" office:value-type="float" office:value="0.099957942962646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05929" calcext:value-type="float">
            <text:p>1603674486.0592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368" calcext:value-type="float">
            <text:p>0.286368</text:p>
          </table:table-cell>
          <table:table-cell office:value-type="float" office:value="-0.001203" calcext:value-type="float">
            <text:p>-0.00120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147129" calcext:value-type="float">
            <text:p>0.147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-[.A14]" office:value-type="float" office:value="0.100071191787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15926" calcext:value-type="float">
            <text:p>1603674486.1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368" calcext:value-type="float">
            <text:p>0.286368</text:p>
          </table:table-cell>
          <table:table-cell office:value-type="float" office:value="-0.001203" calcext:value-type="float">
            <text:p>-0.00120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123873" calcext:value-type="float">
            <text:p>0.123873</text:p>
          </table:table-cell>
          <table:table-cell office:value-type="float" office:value="0" calcext:value-type="float">
            <text:p>0</text:p>
          </table:table-cell>
          <table:table-cell office:value-type="float" office:value="-0.042142" calcext:value-type="float">
            <text:p>-0.042142</text:p>
          </table:table-cell>
          <table:table-cell table:formula="of:=[.A16]-[.A15]" office:value-type="float" office:value="0.09996986389160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25927" calcext:value-type="float">
            <text:p>1603674486.259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54" calcext:value-type="float">
            <text:p>0.19454</text:p>
          </table:table-cell>
          <table:table-cell office:value-type="float" office:value="-0.000415" calcext:value-type="float">
            <text:p>-0.000415</text:p>
          </table:table-cell>
          <table:table-cell office:value-type="float" office:value="-0.004263" calcext:value-type="float">
            <text:p>-0.004263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" calcext:value-type="float">
            <text:p>0</text:p>
          </table:table-cell>
          <table:table-cell office:value-type="float" office:value="-0.010018" calcext:value-type="float">
            <text:p>-0.010018</text:p>
          </table:table-cell>
          <table:table-cell table:style-name="ce15" table:formula="of:=[.A17]-[.A16]" office:value-type="float" office:value="0.100008964538574" calcext:value-type="float">
            <text:p>0.10</text:p>
          </table:table-cell>
          <table:table-cell table:style-name="ce15" table:number-columns-repeated="2"/>
          <table:table-cell table:number-columns-repeated="5"/>
        </table:table-row>
        <table:table-row table:style-name="ro2">
          <table:table-cell office:value-type="float" office:value="1603674486.35926" calcext:value-type="float">
            <text:p>1603674486.3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54" calcext:value-type="float">
            <text:p>0.19454</text:p>
          </table:table-cell>
          <table:table-cell office:value-type="float" office:value="-0.000415" calcext:value-type="float">
            <text:p>-0.000415</text:p>
          </table:table-cell>
          <table:table-cell office:value-type="float" office:value="-0.004263" calcext:value-type="float">
            <text:p>-0.004263</text:p>
          </table:table-cell>
          <table:table-cell office:value-type="float" office:value="0.14133" calcext:value-type="float">
            <text:p>0.14133</text:p>
          </table:table-cell>
          <table:table-cell office:value-type="float" office:value="0" calcext:value-type="float">
            <text:p>0</text:p>
          </table:table-cell>
          <table:table-cell office:value-type="float" office:value="-0.005009" calcext:value-type="float">
            <text:p>-0.005009</text:p>
          </table:table-cell>
          <table:table-cell table:formula="of:=[.A18]-[.A17]" office:value-type="float" office:value="0.099990129470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45925" calcext:value-type="float">
            <text:p>1603674486.459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407" calcext:value-type="float">
            <text:p>0.15540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" calcext:value-type="float">
            <text:p>0</text:p>
          </table:table-cell>
          <table:table-cell office:value-type="float" office:value="0.008766" calcext:value-type="float">
            <text:p>0.008766</text:p>
          </table:table-cell>
          <table:table-cell table:formula="of:=[.A19]-[.A18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55926" calcext:value-type="float">
            <text:p>1603674486.5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407" calcext:value-type="float">
            <text:p>0.15540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169405" calcext:value-type="float">
            <text:p>0.169405</text:p>
          </table:table-cell>
          <table:table-cell office:value-type="float" office:value="0" calcext:value-type="float">
            <text:p>0</text:p>
          </table:table-cell>
          <table:table-cell office:value-type="float" office:value="0.012523" calcext:value-type="float">
            <text:p>0.012523</text:p>
          </table:table-cell>
          <table:table-cell table:formula="of:=[.A20]-[.A19]" office:value-type="float" office:value="0.1000089645385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65921" calcext:value-type="float">
            <text:p>1603674486.6592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407" calcext:value-type="float">
            <text:p>0.155407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178922" calcext:value-type="float">
            <text:p>0.178922</text:p>
          </table:table-cell>
          <table:table-cell office:value-type="float" office:value="0" calcext:value-type="float">
            <text:p>0</text:p>
          </table:table-cell>
          <table:table-cell office:value-type="float" office:value="-0.002505" calcext:value-type="float">
            <text:p>-0.002505</text:p>
          </table:table-cell>
          <table:table-cell table:formula="of:=[.A21]-[.A20]" office:value-type="float" office:value="0.09995102882385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75926" calcext:value-type="float">
            <text:p>1603674486.7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545" calcext:value-type="float">
            <text:p>0.165545</text:p>
          </table:table-cell>
          <table:table-cell office:value-type="float" office:value="-0.001976" calcext:value-type="float">
            <text:p>-0.001976</text:p>
          </table:table-cell>
          <table:table-cell office:value-type="float" office:value="-0.023876" calcext:value-type="float">
            <text:p>-0.023876</text:p>
          </table:table-cell>
          <table:table-cell office:value-type="float" office:value="0.186536" calcext:value-type="float">
            <text:p>0.186536</text:p>
          </table:table-cell>
          <table:table-cell office:value-type="float" office:value="0" calcext:value-type="float">
            <text:p>0</text:p>
          </table:table-cell>
          <table:table-cell office:value-type="float" office:value="-0.012523" calcext:value-type="float">
            <text:p>-0.012523</text:p>
          </table:table-cell>
          <table:table-cell table:formula="of:=[.A22]-[.A21]" office:value-type="float" office:value="0.10004782676696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85926" calcext:value-type="float">
            <text:p>1603674486.8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545" calcext:value-type="float">
            <text:p>0.165545</text:p>
          </table:table-cell>
          <table:table-cell office:value-type="float" office:value="-0.001976" calcext:value-type="float">
            <text:p>-0.001976</text:p>
          </table:table-cell>
          <table:table-cell office:value-type="float" office:value="-0.023876" calcext:value-type="float">
            <text:p>-0.023876</text:p>
          </table:table-cell>
          <table:table-cell office:value-type="float" office:value="0.193674" calcext:value-type="float">
            <text:p>0.193674</text:p>
          </table:table-cell>
          <table:table-cell office:value-type="float" office:value="0" calcext:value-type="float">
            <text:p>0</text:p>
          </table:table-cell>
          <table:table-cell office:value-type="float" office:value="-0.022541" calcext:value-type="float">
            <text:p>-0.022541</text:p>
          </table:table-cell>
          <table:table-cell table:formula="of:=[.A23]-[.A22]" office:value-type="float" office:value="0.099995136260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6.95923" calcext:value-type="float">
            <text:p>1603674486.959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154" calcext:value-type="float">
            <text:p>0.19915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205094" calcext:value-type="float">
            <text:p>0.205094</text:p>
          </table:table-cell>
          <table:table-cell office:value-type="float" office:value="0" calcext:value-type="float">
            <text:p>0</text:p>
          </table:table-cell>
          <table:table-cell office:value-type="float" office:value="-0.010018" calcext:value-type="float">
            <text:p>-0.010018</text:p>
          </table:table-cell>
          <table:table-cell table:formula="of:=[.A24]-[.A23]" office:value-type="float" office:value="0.09997487068176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05921" calcext:value-type="float">
            <text:p>1603674487.0592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916" calcext:value-type="float">
            <text:p>0.152916</text:p>
          </table:table-cell>
          <table:table-cell office:value-type="float" office:value="-0.00149" calcext:value-type="float">
            <text:p>-0.00149</text:p>
          </table:table-cell>
          <table:table-cell office:value-type="float" office:value="-0.019487" calcext:value-type="float">
            <text:p>-0.019487</text:p>
          </table:table-cell>
          <table:table-cell office:value-type="float" office:value="0.212893" calcext:value-type="float">
            <text:p>0.212893</text:p>
          </table:table-cell>
          <table:table-cell office:value-type="float" office:value="0" calcext:value-type="float">
            <text:p>0</text:p>
          </table:table-cell>
          <table:table-cell office:value-type="float" office:value="0.004958" calcext:value-type="float">
            <text:p>0.004958</text:p>
          </table:table-cell>
          <table:table-cell table:formula="of:=[.A25]-[.A24]" office:value-type="float" office:value="0.09997701644897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1594" calcext:value-type="float">
            <text:p>1603674487.159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916" calcext:value-type="float">
            <text:p>0.152916</text:p>
          </table:table-cell>
          <table:table-cell office:value-type="float" office:value="-0.00149" calcext:value-type="float">
            <text:p>-0.00149</text:p>
          </table:table-cell>
          <table:table-cell office:value-type="float" office:value="-0.019487" calcext:value-type="float">
            <text:p>-0.019487</text:p>
          </table:table-cell>
          <table:table-cell office:value-type="float" office:value="0.23055" calcext:value-type="float">
            <text:p>0.23055</text:p>
          </table:table-cell>
          <table:table-cell office:value-type="float" office:value="0" calcext:value-type="float">
            <text:p>0</text:p>
          </table:table-cell>
          <table:table-cell office:value-type="float" office:value="0.018979" calcext:value-type="float">
            <text:p>0.018979</text:p>
          </table:table-cell>
          <table:table-cell table:formula="of:=[.A26]-[.A25]" office:value-type="float" office:value="0.10019516944885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25929" calcext:value-type="float">
            <text:p>1603674487.2592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405" calcext:value-type="float">
            <text:p>0.217405</text:p>
          </table:table-cell>
          <table:table-cell office:value-type="float" office:value="-0.002253" calcext:value-type="float">
            <text:p>-0.002253</text:p>
          </table:table-cell>
          <table:table-cell office:value-type="float" office:value="-0.020726" calcext:value-type="float">
            <text:p>-0.020726</text:p>
          </table:table-cell>
          <table:table-cell office:value-type="float" office:value="0.234597" calcext:value-type="float">
            <text:p>0.234597</text:p>
          </table:table-cell>
          <table:table-cell office:value-type="float" office:value="0" calcext:value-type="float">
            <text:p>0</text:p>
          </table:table-cell>
          <table:table-cell office:value-type="float" office:value="-0.002505" calcext:value-type="float">
            <text:p>-0.002505</text:p>
          </table:table-cell>
          <table:table-cell table:formula="of:=[.A27]-[.A26]" office:value-type="float" office:value="0.09988594055175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35927" calcext:value-type="float">
            <text:p>1603674487.359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13518" calcext:value-type="float">
            <text:p>0.013518</text:p>
          </table:table-cell>
          <table:table-cell office:value-type="float" office:value="0.214344" calcext:value-type="float">
            <text:p>0.214344</text:p>
          </table:table-cell>
          <table:table-cell office:value-type="float" office:value="0" calcext:value-type="float">
            <text:p>0</text:p>
          </table:table-cell>
          <table:table-cell office:value-type="float" office:value="0.027064" calcext:value-type="float">
            <text:p>0.027064</text:p>
          </table:table-cell>
          <table:table-cell table:formula="of:=[.A28]-[.A27]" office:value-type="float" office:value="0.09998106956481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45926" calcext:value-type="float">
            <text:p>1603674487.459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408" calcext:value-type="float">
            <text:p>0.216408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0.19296" calcext:value-type="float">
            <text:p>0.19296</text:p>
          </table:table-cell>
          <table:table-cell office:value-type="float" office:value="0" calcext:value-type="float">
            <text:p>0</text:p>
          </table:table-cell>
          <table:table-cell office:value-type="float" office:value="0.06637" calcext:value-type="float">
            <text:p>0.06637</text:p>
          </table:table-cell>
          <table:table-cell table:formula="of:=[.A29]-[.A28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55935" calcext:value-type="float">
            <text:p>1603674487.5593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408" calcext:value-type="float">
            <text:p>0.216408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0.177019" calcext:value-type="float">
            <text:p>0.177019</text:p>
          </table:table-cell>
          <table:table-cell office:value-type="float" office:value="0" calcext:value-type="float">
            <text:p>0</text:p>
          </table:table-cell>
          <table:table-cell office:value-type="float" office:value="0.030054" calcext:value-type="float">
            <text:p>0.030054</text:p>
          </table:table-cell>
          <table:table-cell table:formula="of:=[.A30]-[.A29]" office:value-type="float" office:value="0.10008382797241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65927" calcext:value-type="float">
            <text:p>1603674487.659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406" calcext:value-type="float">
            <text:p>0.248406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0.163933" calcext:value-type="float">
            <text:p>0.163933</text:p>
          </table:table-cell>
          <table:table-cell office:value-type="float" office:value="0" calcext:value-type="float">
            <text:p>0</text:p>
          </table:table-cell>
          <table:table-cell office:value-type="float" office:value="0.021288" calcext:value-type="float">
            <text:p>0.021288</text:p>
          </table:table-cell>
          <table:table-cell table:formula="of:=[.A31]-[.A30]" office:value-type="float" office:value="0.09992599487304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75923" calcext:value-type="float">
            <text:p>1603674487.759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315" calcext:value-type="float">
            <text:p>0.199315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040575" calcext:value-type="float">
            <text:p>-0.040575</text:p>
          </table:table-cell>
          <table:table-cell office:value-type="float" office:value="0.155367" calcext:value-type="float">
            <text:p>0.155367</text:p>
          </table:table-cell>
          <table:table-cell office:value-type="float" office:value="0" calcext:value-type="float">
            <text:p>0</text:p>
          </table:table-cell>
          <table:table-cell office:value-type="float" office:value="0.01127" calcext:value-type="float">
            <text:p>0.01127</text:p>
          </table:table-cell>
          <table:table-cell table:formula="of:=[.A32]-[.A31]" office:value-type="float" office:value="0.09995698928833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85923" calcext:value-type="float">
            <text:p>1603674487.8592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315" calcext:value-type="float">
            <text:p>0.199315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040575" calcext:value-type="float">
            <text:p>-0.040575</text:p>
          </table:table-cell>
          <table:table-cell office:value-type="float" office:value="0.16536" calcext:value-type="float">
            <text:p>0.16536</text:p>
          </table:table-cell>
          <table:table-cell office:value-type="float" office:value="0" calcext:value-type="float">
            <text:p>0</text:p>
          </table:table-cell>
          <table:table-cell office:value-type="float" office:value="-0.006261" calcext:value-type="float">
            <text:p>-0.006261</text:p>
          </table:table-cell>
          <table:table-cell table:formula="of:=[.A33]-[.A32]" office:value-type="float" office:value="0.09999918937683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7.95925" calcext:value-type="float">
            <text:p>1603674487.959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782" calcext:value-type="float">
            <text:p>0.158782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0.179874" calcext:value-type="float">
            <text:p>0.179874</text:p>
          </table:table-cell>
          <table:table-cell office:value-type="float" office:value="0" calcext:value-type="float">
            <text:p>0</text:p>
          </table:table-cell>
          <table:table-cell office:value-type="float" office:value="0.010018" calcext:value-type="float">
            <text:p>0.010018</text:p>
          </table:table-cell>
          <table:table-cell table:formula="of:=[.A34]-[.A33]" office:value-type="float" office:value="0.1000189781188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0592" calcext:value-type="float">
            <text:p>1603674488.059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782" calcext:value-type="float">
            <text:p>0.158782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0.190991" calcext:value-type="float">
            <text:p>0.190991</text:p>
          </table:table-cell>
          <table:table-cell office:value-type="float" office:value="0" calcext:value-type="float">
            <text:p>0</text:p>
          </table:table-cell>
          <table:table-cell office:value-type="float" office:value="0.013634" calcext:value-type="float">
            <text:p>0.013634</text:p>
          </table:table-cell>
          <table:table-cell table:formula="of:=[.A35]-[.A34]" office:value-type="float" office:value="0.09995102882385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15925" calcext:value-type="float">
            <text:p>1603674488.1592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889" calcext:value-type="float">
            <text:p>0.176889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202423" calcext:value-type="float">
            <text:p>0.202423</text:p>
          </table:table-cell>
          <table:table-cell office:value-type="float" office:value="0" calcext:value-type="float">
            <text:p>0</text:p>
          </table:table-cell>
          <table:table-cell office:value-type="float" office:value="0.020245" calcext:value-type="float">
            <text:p>0.020245</text:p>
          </table:table-cell>
          <table:table-cell table:formula="of:=[.A36]-[.A35]" office:value-type="float" office:value="0.100049972534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25922" calcext:value-type="float">
            <text:p>1603674488.259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909" calcext:value-type="float">
            <text:p>0.164909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35588" calcext:value-type="float">
            <text:p>0.035588</text:p>
          </table:table-cell>
          <table:table-cell office:value-type="float" office:value="0.204856" calcext:value-type="float">
            <text:p>0.204856</text:p>
          </table:table-cell>
          <table:table-cell office:value-type="float" office:value="0" calcext:value-type="float">
            <text:p>0</text:p>
          </table:table-cell>
          <table:table-cell office:value-type="float" office:value="0.001252" calcext:value-type="float">
            <text:p>0.001252</text:p>
          </table:table-cell>
          <table:table-cell table:formula="of:=[.A37]-[.A36]" office:value-type="float" office:value="0.09997296333312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35921" calcext:value-type="float">
            <text:p>1603674488.3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6276" calcext:value-type="float">
            <text:p>0.206276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25697" calcext:value-type="float">
            <text:p>-0.025697</text:p>
          </table:table-cell>
          <table:table-cell office:value-type="float" office:value="0.203708" calcext:value-type="float">
            <text:p>0.203708</text:p>
          </table:table-cell>
          <table:table-cell office:value-type="float" office:value="0" calcext:value-type="float">
            <text:p>0</text:p>
          </table:table-cell>
          <table:table-cell office:value-type="float" office:value="-0.00124" calcext:value-type="float">
            <text:p>-0.00124</text:p>
          </table:table-cell>
          <table:table-cell table:formula="of:=[.A38]-[.A37]" office:value-type="float" office:value="0.09999108314514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45934" calcext:value-type="float">
            <text:p>1603674488.45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354" calcext:value-type="float">
            <text:p>0.162354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203625" calcext:value-type="float">
            <text:p>0.203625</text:p>
          </table:table-cell>
          <table:table-cell office:value-type="float" office:value="0" calcext:value-type="float">
            <text:p>0</text:p>
          </table:table-cell>
          <table:table-cell office:value-type="float" office:value="-0.01274" calcext:value-type="float">
            <text:p>-0.01274</text:p>
          </table:table-cell>
          <table:table-cell table:formula="of:=[.A39]-[.A38]" office:value-type="float" office:value="0.1001288890838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55923" calcext:value-type="float">
            <text:p>1603674488.5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354" calcext:value-type="float">
            <text:p>0.162354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177661" calcext:value-type="float">
            <text:p>0.177661</text:p>
          </table:table-cell>
          <table:table-cell office:value-type="float" office:value="0" calcext:value-type="float">
            <text:p>0</text:p>
          </table:table-cell>
          <table:table-cell office:value-type="float" office:value="-0.137918" calcext:value-type="float">
            <text:p>-0.137918</text:p>
          </table:table-cell>
          <table:table-cell table:formula="of:=[.A40]-[.A39]" office:value-type="float" office:value="0.0998840332031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65921" calcext:value-type="float">
            <text:p>1603674488.6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607" calcext:value-type="float">
            <text:p>0.24607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26624" calcext:value-type="float">
            <text:p>0.026624</text:p>
          </table:table-cell>
          <table:table-cell office:value-type="float" office:value="0.148705" calcext:value-type="float">
            <text:p>0.148705</text:p>
          </table:table-cell>
          <table:table-cell office:value-type="float" office:value="0" calcext:value-type="float">
            <text:p>0</text:p>
          </table:table-cell>
          <table:table-cell office:value-type="float" office:value="-0.149018" calcext:value-type="float">
            <text:p>-0.149018</text:p>
          </table:table-cell>
          <table:table-cell table:formula="of:=[.A41]-[.A40]" office:value-type="float" office:value="0.09998393058776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75935" calcext:value-type="float">
            <text:p>1603674488.75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607" calcext:value-type="float">
            <text:p>0.24607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26624" calcext:value-type="float">
            <text:p>0.026624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0" calcext:value-type="float">
            <text:p>0</text:p>
          </table:table-cell>
          <table:table-cell office:value-type="float" office:value="0.076388" calcext:value-type="float">
            <text:p>0.076388</text:p>
          </table:table-cell>
          <table:table-cell table:formula="of:=[.A42]-[.A41]" office:value-type="float" office:value="0.1001429557800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85925" calcext:value-type="float">
            <text:p>1603674488.8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607" calcext:value-type="float">
            <text:p>0.24607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26624" calcext:value-type="float">
            <text:p>0.026624</text:p>
          </table:table-cell>
          <table:table-cell office:value-type="float" office:value="0.048062" calcext:value-type="float">
            <text:p>0.048062</text:p>
          </table:table-cell>
          <table:table-cell office:value-type="float" office:value="0" calcext:value-type="float">
            <text:p>0</text:p>
          </table:table-cell>
          <table:table-cell office:value-type="float" office:value="0.165298" calcext:value-type="float">
            <text:p>0.165298</text:p>
          </table:table-cell>
          <table:table-cell table:formula="of:=[.A43]-[.A42]" office:value-type="float" office:value="0.09989714622497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8.95922" calcext:value-type="float">
            <text:p>1603674488.9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-0.006175" calcext:value-type="float">
            <text:p>-0.006175</text:p>
          </table:table-cell>
          <table:table-cell office:value-type="float" office:value="-0.071166" calcext:value-type="float">
            <text:p>-0.071166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" calcext:value-type="float">
            <text:p>0</text:p>
          </table:table-cell>
          <table:table-cell office:value-type="float" office:value="0.020245" calcext:value-type="float">
            <text:p>0.020245</text:p>
          </table:table-cell>
          <table:table-cell table:formula="of:=[.A44]-[.A43]" office:value-type="float" office:value="0.099964857101440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05922" calcext:value-type="float">
            <text:p>1603674489.0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7003" calcext:value-type="float">
            <text:p>0.277003</text:p>
          </table:table-cell>
          <table:table-cell office:value-type="float" office:value="-0.010982" calcext:value-type="float">
            <text:p>-0.010982</text:p>
          </table:table-cell>
          <table:table-cell office:value-type="float" office:value="-0.079251" calcext:value-type="float">
            <text:p>-0.079251</text:p>
          </table:table-cell>
          <table:table-cell office:value-type="float" office:value="-0.000481" calcext:value-type="float">
            <text:p>-0.000481</text:p>
          </table:table-cell>
          <table:table-cell office:value-type="float" office:value="0" calcext:value-type="float">
            <text:p>0</text:p>
          </table:table-cell>
          <table:table-cell office:value-type="float" office:value="-0.002531" calcext:value-type="float">
            <text:p>-0.002531</text:p>
          </table:table-cell>
          <table:table-cell table:formula="of:=[.A45]-[.A44]" office:value-type="float" office:value="0.10000610351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15922" calcext:value-type="float">
            <text:p>1603674489.1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3228" calcext:value-type="float">
            <text:p>-0.143228</text:p>
          </table:table-cell>
          <table:table-cell office:value-type="float" office:value="-0.006395" calcext:value-type="float">
            <text:p>-0.006395</text:p>
          </table:table-cell>
          <table:table-cell office:value-type="float" office:value="0.089237" calcext:value-type="float">
            <text:p>0.08923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46]-[.A45]" office:value-type="float" office:value="0.100002050399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25925" calcext:value-type="float">
            <text:p>1603674489.2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3228" calcext:value-type="float">
            <text:p>-0.143228</text:p>
          </table:table-cell>
          <table:table-cell office:value-type="float" office:value="-0.006395" calcext:value-type="float">
            <text:p>-0.006395</text:p>
          </table:table-cell>
          <table:table-cell office:value-type="float" office:value="0.089237" calcext:value-type="float">
            <text:p>0.0892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7]-[.A46]" office:value-type="float" office:value="0.1000308990478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35923" calcext:value-type="float">
            <text:p>1603674489.3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47" calcext:value-type="float">
            <text:p>0.055047</text:p>
          </table:table-cell>
          <table:table-cell office:value-type="float" office:value="-0.000693" calcext:value-type="float">
            <text:p>-0.000693</text:p>
          </table:table-cell>
          <table:table-cell office:value-type="float" office:value="-0.025186" calcext:value-type="float">
            <text:p>-0.0251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8]-[.A47]" office:value-type="float" office:value="0.09997510910034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45921" calcext:value-type="float">
            <text:p>1603674489.4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47" calcext:value-type="float">
            <text:p>0.055047</text:p>
          </table:table-cell>
          <table:table-cell office:value-type="float" office:value="-0.000693" calcext:value-type="float">
            <text:p>-0.000693</text:p>
          </table:table-cell>
          <table:table-cell office:value-type="float" office:value="-0.025186" calcext:value-type="float">
            <text:p>-0.0251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9]-[.A48]" office:value-type="float" office:value="0.09997582435607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55921" calcext:value-type="float">
            <text:p>1603674489.5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3527" calcext:value-type="float">
            <text:p>-0.0035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0]-[.A49]" office:value-type="float" office:value="0.1000041961669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65922" calcext:value-type="float">
            <text:p>1603674489.6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92" calcext:value-type="float">
            <text:p>-0.004792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3477" calcext:value-type="float">
            <text:p>0.0034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1]-[.A50]" office:value-type="float" office:value="0.1000058650970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89.75921" calcext:value-type="float">
            <text:p>1603674489.7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92" calcext:value-type="float">
            <text:p>-0.004792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3477" calcext:value-type="float">
            <text:p>0.00347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2]-[.A51]" office:value-type="float" office:value="0.0999939441680908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89.85922" calcext:value-type="float">
            <text:p>1603674489.8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92" calcext:value-type="float">
            <text:p>-0.004792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3477" calcext:value-type="float">
            <text:p>0.00347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3]-[.A52]" office:value-type="float" office:value="0.100008010864258" calcext:value-type="float">
            <text:p>0.10</text:p>
          </table:table-cell>
          <table:table-cell table:style-name="ce15" table:number-columns-repeated="2"/>
          <table:table-cell table:style-name="ce9"/>
          <table:table-cell table:number-columns-repeated="4"/>
        </table:table-row>
        <table:table-row table:style-name="ro2">
          <table:table-cell office:value-type="float" office:value="1603674489.95926" calcext:value-type="float">
            <text:p>1603674489.9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983" calcext:value-type="float">
            <text:p>0.021983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2.1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4]-[.A53]" office:value-type="float" office:value="0.10004711151123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0.05923" calcext:value-type="float">
            <text:p>1603674490.0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983" calcext:value-type="float">
            <text:p>0.021983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2.1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5]-[.A54]" office:value-type="float" office:value="0.0999629497528076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0.15925" calcext:value-type="float">
            <text:p>1603674490.1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549" calcext:value-type="float">
            <text:p>0.015549</text:p>
          </table:table-cell>
          <table:table-cell office:value-type="float" office:value="-0.000052" calcext:value-type="float">
            <text:p>-5.2E-05</text:p>
          </table:table-cell>
          <table:table-cell office:value-type="float" office:value="-0.006646" calcext:value-type="float">
            <text:p>-0.0066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6]-[.A55]" office:value-type="float" office:value="0.100021123886108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0.25924" calcext:value-type="float">
            <text:p>1603674490.25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549" calcext:value-type="float">
            <text:p>0.015549</text:p>
          </table:table-cell>
          <table:table-cell office:value-type="float" office:value="-0.000052" calcext:value-type="float">
            <text:p>-5.2E-05</text:p>
          </table:table-cell>
          <table:table-cell office:value-type="float" office:value="-0.006646" calcext:value-type="float">
            <text:p>-0.0066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7]-[.A56]" office:value-type="float" office:value="0.0999929904937744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0.35922" calcext:value-type="float">
            <text:p>1603674490.3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508" calcext:value-type="float">
            <text:p>-0.013508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0.005699" calcext:value-type="float">
            <text:p>0.00569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8]-[.A57]" office:value-type="float" office:value="0.0999767780303955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0.45922" calcext:value-type="float">
            <text:p>1603674490.4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339" calcext:value-type="float">
            <text:p>-0.01433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4083" calcext:value-type="float">
            <text:p>-0.0040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9]-[.A58]" office:value-type="float" office:value="0.09999918937683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0.55921" calcext:value-type="float">
            <text:p>1603674490.5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339" calcext:value-type="float">
            <text:p>-0.01433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-0.004083" calcext:value-type="float">
            <text:p>-0.0040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0]-[.A59]" office:value-type="float" office:value="0.09998893737792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0.65922" calcext:value-type="float">
            <text:p>1603674490.6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587" calcext:value-type="float">
            <text:p>0.017587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31946" calcext:value-type="float">
            <text:p>0.0319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1]-[.A60]" office:value-type="float" office:value="0.1000149250030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0.7592" calcext:value-type="float">
            <text:p>1603674490.7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-0.026423" calcext:value-type="float">
            <text:p>-0.0264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2]-[.A61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0.85923" calcext:value-type="float">
            <text:p>1603674490.8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7015" calcext:value-type="float">
            <text:p>-0.067015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0.005197" calcext:value-type="float">
            <text:p>0.0051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3]-[.A62]" office:value-type="float" office:value="0.10002803802490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0.95926" calcext:value-type="float">
            <text:p>1603674490.9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7015" calcext:value-type="float">
            <text:p>-0.067015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0.005197" calcext:value-type="float">
            <text:p>0.0051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4]-[.A63]" office:value-type="float" office:value="0.10002803802490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05922" calcext:value-type="float">
            <text:p>1603674491.0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839" calcext:value-type="float">
            <text:p>0.067839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-0.005224" calcext:value-type="float">
            <text:p>-0.0052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5]-[.A64]" office:value-type="float" office:value="0.09996008872985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15926" calcext:value-type="float">
            <text:p>1603674491.1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-0.003856" calcext:value-type="float">
            <text:p>-0.0038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6]-[.A65]" office:value-type="float" office:value="0.1000428199768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25923" calcext:value-type="float">
            <text:p>1603674491.2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126" calcext:value-type="float">
            <text:p>-0.05012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-0.004626" calcext:value-type="float">
            <text:p>-0.0046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7]-[.A66]" office:value-type="float" office:value="0.09997510910034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35943" calcext:value-type="float">
            <text:p>1603674491.35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126" calcext:value-type="float">
            <text:p>-0.05012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-0.004626" calcext:value-type="float">
            <text:p>-0.0046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8]-[.A67]" office:value-type="float" office:value="0.1001989841461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4593" calcext:value-type="float">
            <text:p>1603674491.4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0126" calcext:value-type="float">
            <text:p>-0.05012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-0.004626" calcext:value-type="float">
            <text:p>-0.0046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9]-[.A68]" office:value-type="float" office:value="0.099869966506958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74491.55935" calcext:value-type="float">
            <text:p>1603674491.5593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1" office:value-type="float" office:value="0.8" calcext:value-type="float">
            <text:p>0.8</text:p>
          </table:table-cell>
          <table:table-cell table:style-name="ce38" office:value-type="float" office:value="-0.008235" calcext:value-type="float">
            <text:p>-0.008235</text:p>
          </table:table-cell>
          <table:table-cell table:style-name="ce38" office:value-type="float" office:value="-0.000054" calcext:value-type="float">
            <text:p>-5.4E-05</text:p>
          </table:table-cell>
          <table:table-cell table:style-name="ce49" office:value-type="float" office:value="0.013232" calcext:value-type="float">
            <text:p>0.01323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table:formula="of:=[.A70]-[.A69]" office:value-type="float" office:value="0.1000430583953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65922" calcext:value-type="float">
            <text:p>1603674491.6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10799" calcext:value-type="float">
            <text:p>0.0107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71]-[.A70]" office:value-type="float" office:value="0.0998730659484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75931" calcext:value-type="float">
            <text:p>1603674491.75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10799" calcext:value-type="float">
            <text:p>0.010799</text:p>
          </table:table-cell>
          <table:table-cell office:value-type="float" office:value="-0.020938" calcext:value-type="float">
            <text:p>-0.020938</text:p>
          </table:table-cell>
          <table:table-cell office:value-type="float" office:value="0" calcext:value-type="float">
            <text:p>0</text:p>
          </table:table-cell>
          <table:table-cell office:value-type="float" office:value="0.272992" calcext:value-type="float">
            <text:p>0.272992</text:p>
          </table:table-cell>
          <table:table-cell table:formula="of:=[.A72]-[.A71]" office:value-type="float" office:value="0.1000869274139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8593" calcext:value-type="float">
            <text:p>1603674491.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6184" calcext:value-type="float">
            <text:p>-0.06184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-0.009813" calcext:value-type="float">
            <text:p>-0.009813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0" calcext:value-type="float">
            <text:p>0</text:p>
          </table:table-cell>
          <table:table-cell office:value-type="float" office:value="0.571028" calcext:value-type="float">
            <text:p>0.571028</text:p>
          </table:table-cell>
          <table:table-cell table:formula="of:=[.A73]-[.A72]" office:value-type="float" office:value="0.09999489784240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1.95923" calcext:value-type="float">
            <text:p>1603674491.9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93378" calcext:value-type="float">
            <text:p>0.093378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-0.005271" calcext:value-type="float">
            <text:p>-0.005271</text:p>
          </table:table-cell>
          <table:table-cell office:value-type="float" office:value="-0.009041" calcext:value-type="float">
            <text:p>-0.009041</text:p>
          </table:table-cell>
          <table:table-cell office:value-type="float" office:value="0" calcext:value-type="float">
            <text:p>0</text:p>
          </table:table-cell>
          <table:table-cell office:value-type="float" office:value="0.603587" calcext:value-type="float">
            <text:p>0.603587</text:p>
          </table:table-cell>
          <table:table-cell table:formula="of:=[.A74]-[.A73]" office:value-type="float" office:value="0.099927186965942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05921" calcext:value-type="float">
            <text:p>1603674492.0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305218" calcext:value-type="float">
            <text:p>0.305218</text:p>
          </table:table-cell>
          <table:table-cell office:value-type="float" office:value="-0.009041" calcext:value-type="float">
            <text:p>-0.009041</text:p>
          </table:table-cell>
          <table:table-cell office:value-type="float" office:value="0" calcext:value-type="float">
            <text:p>0</text:p>
          </table:table-cell>
          <table:table-cell office:value-type="float" office:value="0.543479" calcext:value-type="float">
            <text:p>0.543479</text:p>
          </table:table-cell>
          <table:table-cell table:formula="of:=[.A75]-[.A74]" office:value-type="float" office:value="0.099984884262085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74492.15925" calcext:value-type="float">
            <text:p>1603674492.159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1" office:value-type="float" office:value="0.8" calcext:value-type="float">
            <text:p>0.8</text:p>
          </table:table-cell>
          <table:table-cell table:style-name="ce38" office:value-type="float" office:value="0.004723" calcext:value-type="float">
            <text:p>0.004723</text:p>
          </table:table-cell>
          <table:table-cell table:style-name="ce38" office:value-type="float" office:value="0.000726" calcext:value-type="float">
            <text:p>0.000726</text:p>
          </table:table-cell>
          <table:table-cell table:style-name="ce49" office:value-type="float" office:value="0.305218" calcext:value-type="float">
            <text:p>0.305218</text:p>
          </table:table-cell>
          <table:table-cell table:style-name="ce63" office:value-type="float" office:value="-0.004996" calcext:value-type="float">
            <text:p>-0.004996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float" office:value="0.459578" calcext:value-type="float">
            <text:p>0.459578</text:p>
          </table:table-cell>
          <table:table-cell table:style-name="ce18" table:formula="of:=[.A76]-[.A75]" office:value-type="float" office:value="0.10003399848938" calcext:value-type="float">
            <text:p>0.10</text:p>
          </table:table-cell>
          <table:table-cell table:number-columns-repeated="2"/>
          <table:table-cell table:style-name="ce15" table:formula="of:=([.G76]-[.G70])/([.A76]-[.A70])" office:value-type="float" office:value="0.486723674439733" calcext:value-type="float">
            <text:p>0.49</text:p>
          </table:table-cell>
          <table:table-cell table:style-name="ce15" table:formula="of:=([.J73]-[.J70])/([.A73]-[.A70])" office:value-type="float" office:value="1.90371291398631" calcext:value-type="float">
            <text:p>1.90</text:p>
          </table:table-cell>
          <table:table-cell table:number-columns-repeated="3"/>
        </table:table-row>
        <table:table-row table:style-name="ro2">
          <table:table-cell office:value-type="float" office:value="1603674492.25926" calcext:value-type="float">
            <text:p>1603674492.2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9217" calcext:value-type="float">
            <text:p>0.069217</text:p>
          </table:table-cell>
          <table:table-cell office:value-type="float" office:value="0.016567" calcext:value-type="float">
            <text:p>0.016567</text:p>
          </table:table-cell>
          <table:table-cell office:value-type="float" office:value="0.469852" calcext:value-type="float">
            <text:p>0.469852</text:p>
          </table:table-cell>
          <table:table-cell office:value-type="float" office:value="-0.001428" calcext:value-type="float">
            <text:p>-0.001428</text:p>
          </table:table-cell>
          <table:table-cell office:value-type="float" office:value="0" calcext:value-type="float">
            <text:p>0</text:p>
          </table:table-cell>
          <table:table-cell office:value-type="float" office:value="0.325586" calcext:value-type="float">
            <text:p>0.325586</text:p>
          </table:table-cell>
          <table:table-cell table:formula="of:=[.A77]-[.A76]" office:value-type="float" office:value="0.1000111103057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35928" calcext:value-type="float">
            <text:p>1603674492.3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9217" calcext:value-type="float">
            <text:p>0.069217</text:p>
          </table:table-cell>
          <table:table-cell office:value-type="float" office:value="0.016567" calcext:value-type="float">
            <text:p>0.016567</text:p>
          </table:table-cell>
          <table:table-cell office:value-type="float" office:value="0.469852" calcext:value-type="float">
            <text:p>0.469852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" calcext:value-type="float">
            <text:p>0</text:p>
          </table:table-cell>
          <table:table-cell office:value-type="float" office:value="0.246733" calcext:value-type="float">
            <text:p>0.246733</text:p>
          </table:table-cell>
          <table:table-cell table:formula="of:=[.A78]-[.A77]" office:value-type="float" office:value="0.1000268459320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45923" calcext:value-type="float">
            <text:p>1603674492.4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35413" calcext:value-type="float">
            <text:p>0.035413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409841" calcext:value-type="float">
            <text:p>0.409841</text:p>
          </table:table-cell>
          <table:table-cell office:value-type="float" office:value="0.008478" calcext:value-type="float">
            <text:p>0.008478</text:p>
          </table:table-cell>
          <table:table-cell office:value-type="float" office:value="0" calcext:value-type="float">
            <text:p>0</text:p>
          </table:table-cell>
          <table:table-cell office:value-type="float" office:value="0.198316" calcext:value-type="float">
            <text:p>0.198316</text:p>
          </table:table-cell>
          <table:table-cell table:formula="of:=[.A79]-[.A78]" office:value-type="float" office:value="0.09994316101074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55927" calcext:value-type="float">
            <text:p>1603674492.5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28132" calcext:value-type="float">
            <text:p>-0.028132</text:p>
          </table:table-cell>
          <table:table-cell office:value-type="float" office:value="-0.00447" calcext:value-type="float">
            <text:p>-0.00447</text:p>
          </table:table-cell>
          <table:table-cell office:value-type="float" office:value="0.31514" calcext:value-type="float">
            <text:p>0.31514</text:p>
          </table:table-cell>
          <table:table-cell office:value-type="float" office:value="0.012134" calcext:value-type="float">
            <text:p>0.012134</text:p>
          </table:table-cell>
          <table:table-cell office:value-type="float" office:value="0" calcext:value-type="float">
            <text:p>0</text:p>
          </table:table-cell>
          <table:table-cell office:value-type="float" office:value="0.16655" calcext:value-type="float">
            <text:p>0.16655</text:p>
          </table:table-cell>
          <table:table-cell table:formula="of:=[.A80]-[.A79]" office:value-type="float" office:value="0.1000409126281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65922" calcext:value-type="float">
            <text:p>1603674492.6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02654" calcext:value-type="float">
            <text:p>-0.002654</text:p>
          </table:table-cell>
          <table:table-cell office:value-type="float" office:value="0.144395" calcext:value-type="float">
            <text:p>0.144395</text:p>
          </table:table-cell>
          <table:table-cell office:value-type="float" office:value="0.008565" calcext:value-type="float">
            <text:p>0.008565</text:p>
          </table:table-cell>
          <table:table-cell office:value-type="float" office:value="0" calcext:value-type="float">
            <text:p>0</text:p>
          </table:table-cell>
          <table:table-cell office:value-type="float" office:value="0.222901" calcext:value-type="float">
            <text:p>0.222901</text:p>
          </table:table-cell>
          <table:table-cell table:formula="of:=[.A81]-[.A80]" office:value-type="float" office:value="0.09994697570800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75922" calcext:value-type="float">
            <text:p>1603674492.7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02654" calcext:value-type="float">
            <text:p>-0.002654</text:p>
          </table:table-cell>
          <table:table-cell office:value-type="float" office:value="0.144395" calcext:value-type="float">
            <text:p>0.144395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" calcext:value-type="float">
            <text:p>0</text:p>
          </table:table-cell>
          <table:table-cell office:value-type="float" office:value="0.402365" calcext:value-type="float">
            <text:p>0.402365</text:p>
          </table:table-cell>
          <table:table-cell table:formula="of:=[.A82]-[.A81]" office:value-type="float" office:value="0.1000001430511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85921" calcext:value-type="float">
            <text:p>1603674492.8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02654" calcext:value-type="float">
            <text:p>-0.002654</text:p>
          </table:table-cell>
          <table:table-cell office:value-type="float" office:value="0.144395" calcext:value-type="float">
            <text:p>0.144395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0" calcext:value-type="float">
            <text:p>0</text:p>
          </table:table-cell>
          <table:table-cell office:value-type="float" office:value="0.619738" calcext:value-type="float">
            <text:p>0.619738</text:p>
          </table:table-cell>
          <table:table-cell table:formula="of:=[.A83]-[.A82]" office:value-type="float" office:value="0.099993944168090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2.95925" calcext:value-type="float">
            <text:p>1603674492.9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131767" calcext:value-type="float">
            <text:p>0.131767</text:p>
          </table:table-cell>
          <table:table-cell office:value-type="float" office:value="-0.001903" calcext:value-type="float">
            <text:p>-0.001903</text:p>
          </table:table-cell>
          <table:table-cell office:value-type="float" office:value="0" calcext:value-type="float">
            <text:p>0</text:p>
          </table:table-cell>
          <table:table-cell office:value-type="float" office:value="0.703767" calcext:value-type="float">
            <text:p>0.703767</text:p>
          </table:table-cell>
          <table:table-cell table:style-name="ce15" table:formula="of:=[.A84]-[.A83]" office:value-type="float" office:value="0.10004401206970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05924" calcext:value-type="float">
            <text:p>1603674493.0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131767" calcext:value-type="float">
            <text:p>0.131767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0" calcext:value-type="float">
            <text:p>0</text:p>
          </table:table-cell>
          <table:table-cell office:value-type="float" office:value="0.751353" calcext:value-type="float">
            <text:p>0.751353</text:p>
          </table:table-cell>
          <table:table-cell table:formula="of:=[.A85]-[.A84]" office:value-type="float" office:value="0.09998703002929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15922" calcext:value-type="float">
            <text:p>1603674493.1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013612" calcext:value-type="float">
            <text:p>0.013612</text:p>
          </table:table-cell>
          <table:table-cell office:value-type="float" office:value="0.269262" calcext:value-type="float">
            <text:p>0.269262</text:p>
          </table:table-cell>
          <table:table-cell office:value-type="float" office:value="-0.006662" calcext:value-type="float">
            <text:p>-0.006662</text:p>
          </table:table-cell>
          <table:table-cell office:value-type="float" office:value="0" calcext:value-type="float">
            <text:p>0</text:p>
          </table:table-cell>
          <table:table-cell office:value-type="float" office:value="0.683731" calcext:value-type="float">
            <text:p>0.683731</text:p>
          </table:table-cell>
          <table:table-cell table:formula="of:=[.A86]-[.A85]" office:value-type="float" office:value="0.09998393058776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25924" calcext:value-type="float">
            <text:p>1603674493.2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9724" calcext:value-type="float">
            <text:p>0.069724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492637" calcext:value-type="float">
            <text:p>0.492637</text:p>
          </table:table-cell>
          <table:table-cell office:value-type="float" office:value="-0.001665" calcext:value-type="float">
            <text:p>-0.001665</text:p>
          </table:table-cell>
          <table:table-cell office:value-type="float" office:value="0" calcext:value-type="float">
            <text:p>0</text:p>
          </table:table-cell>
          <table:table-cell office:value-type="float" office:value="0.54974" calcext:value-type="float">
            <text:p>0.54974</text:p>
          </table:table-cell>
          <table:table-cell table:formula="of:=[.A87]-[.A86]" office:value-type="float" office:value="0.1000120639801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35923" calcext:value-type="float">
            <text:p>1603674493.3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08209" calcext:value-type="float">
            <text:p>0.008209</text:p>
          </table:table-cell>
          <table:table-cell office:value-type="float" office:value="0.571309" calcext:value-type="float">
            <text:p>0.571309</text:p>
          </table:table-cell>
          <table:table-cell office:value-type="float" office:value="-0.001903" calcext:value-type="float">
            <text:p>-0.001903</text:p>
          </table:table-cell>
          <table:table-cell office:value-type="float" office:value="0" calcext:value-type="float">
            <text:p>0</text:p>
          </table:table-cell>
          <table:table-cell office:value-type="float" office:value="0.400722" calcext:value-type="float">
            <text:p>0.400722</text:p>
          </table:table-cell>
          <table:table-cell table:style-name="ce15" table:formula="of:=[.A88]-[.A87]" office:value-type="float" office:value="0.0999929904937744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3.45922" calcext:value-type="float">
            <text:p>1603674493.4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58133" calcext:value-type="float">
            <text:p>-0.058133</text:p>
          </table:table-cell>
          <table:table-cell office:value-type="float" office:value="-0.015757" calcext:value-type="float">
            <text:p>-0.015757</text:p>
          </table:table-cell>
          <table:table-cell office:value-type="float" office:value="0.529375" calcext:value-type="float">
            <text:p>0.529375</text:p>
          </table:table-cell>
          <table:table-cell office:value-type="float" office:value="-0.001428" calcext:value-type="float">
            <text:p>-0.001428</text:p>
          </table:table-cell>
          <table:table-cell office:value-type="float" office:value="0" calcext:value-type="float">
            <text:p>0</text:p>
          </table:table-cell>
          <table:table-cell office:value-type="float" office:value="0.252956" calcext:value-type="float">
            <text:p>0.252956</text:p>
          </table:table-cell>
          <table:table-cell table:formula="of:=[.A89]-[.A88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55924" calcext:value-type="float">
            <text:p>1603674493.5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52646" calcext:value-type="float">
            <text:p>0.05264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.338694" calcext:value-type="float">
            <text:p>0.338694</text:p>
          </table:table-cell>
          <table:table-cell office:value-type="float" office:value="-0.005948" calcext:value-type="float">
            <text:p>-0.005948</text:p>
          </table:table-cell>
          <table:table-cell office:value-type="float" office:value="0" calcext:value-type="float">
            <text:p>0</text:p>
          </table:table-cell>
          <table:table-cell office:value-type="float" office:value="0.179072" calcext:value-type="float">
            <text:p>0.179072</text:p>
          </table:table-cell>
          <table:table-cell table:formula="of:=[.A90]-[.A89]" office:value-type="float" office:value="0.100018024444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65922" calcext:value-type="float">
            <text:p>1603674493.6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52646" calcext:value-type="float">
            <text:p>0.05264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.338694" calcext:value-type="float">
            <text:p>0.338694</text:p>
          </table:table-cell>
          <table:table-cell office:value-type="float" office:value="-0.008327" calcext:value-type="float">
            <text:p>-0.008327</text:p>
          </table:table-cell>
          <table:table-cell office:value-type="float" office:value="0" calcext:value-type="float">
            <text:p>0</text:p>
          </table:table-cell>
          <table:table-cell office:value-type="float" office:value="0.219145" calcext:value-type="float">
            <text:p>0.219145</text:p>
          </table:table-cell>
          <table:table-cell table:formula="of:=[.A91]-[.A90]" office:value-type="float" office:value="0.099976778030395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75921" calcext:value-type="float">
            <text:p>1603674493.7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52646" calcext:value-type="float">
            <text:p>0.052646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.338694" calcext:value-type="float">
            <text:p>0.338694</text:p>
          </table:table-cell>
          <table:table-cell office:value-type="float" office:value="-0.008327" calcext:value-type="float">
            <text:p>-0.008327</text:p>
          </table:table-cell>
          <table:table-cell office:value-type="float" office:value="0" calcext:value-type="float">
            <text:p>0</text:p>
          </table:table-cell>
          <table:table-cell office:value-type="float" office:value="0.316821" calcext:value-type="float">
            <text:p>0.316821</text:p>
          </table:table-cell>
          <table:table-cell table:formula="of:=[.A92]-[.A91]" office:value-type="float" office:value="0.099995136260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85924" calcext:value-type="float">
            <text:p>1603674493.8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0565" calcext:value-type="float">
            <text:p>-0.030565</text:p>
          </table:table-cell>
          <table:table-cell office:value-type="float" office:value="-0.003436" calcext:value-type="float">
            <text:p>-0.00343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-0.010469" calcext:value-type="float">
            <text:p>-0.010469</text:p>
          </table:table-cell>
          <table:table-cell office:value-type="float" office:value="0" calcext:value-type="float">
            <text:p>0</text:p>
          </table:table-cell>
          <table:table-cell office:value-type="float" office:value="0.465839" calcext:value-type="float">
            <text:p>0.465839</text:p>
          </table:table-cell>
          <table:table-cell table:formula="of:=[.A93]-[.A92]" office:value-type="float" office:value="0.1000249385833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3.95927" calcext:value-type="float">
            <text:p>1603674493.9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30565" calcext:value-type="float">
            <text:p>-0.030565</text:p>
          </table:table-cell>
          <table:table-cell office:value-type="float" office:value="-0.003436" calcext:value-type="float">
            <text:p>-0.00343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-0.007065" calcext:value-type="float">
            <text:p>-0.007065</text:p>
          </table:table-cell>
          <table:table-cell office:value-type="float" office:value="0" calcext:value-type="float">
            <text:p>0</text:p>
          </table:table-cell>
          <table:table-cell office:value-type="float" office:value="0.570159" calcext:value-type="float">
            <text:p>0.570159</text:p>
          </table:table-cell>
          <table:table-cell table:formula="of:=[.A94]-[.A93]" office:value-type="float" office:value="0.1000339984893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05929" calcext:value-type="float">
            <text:p>1603674494.0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6983" calcext:value-type="float">
            <text:p>0.016983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167582" calcext:value-type="float">
            <text:p>0.167582</text:p>
          </table:table-cell>
          <table:table-cell office:value-type="float" office:value="-0.001683" calcext:value-type="float">
            <text:p>-0.001683</text:p>
          </table:table-cell>
          <table:table-cell office:value-type="float" office:value="0" calcext:value-type="float">
            <text:p>0</text:p>
          </table:table-cell>
          <table:table-cell office:value-type="float" office:value="0.583303" calcext:value-type="float">
            <text:p>0.583303</text:p>
          </table:table-cell>
          <table:table-cell table:formula="of:=[.A95]-[.A94]" office:value-type="float" office:value="0.1000139713287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15928" calcext:value-type="float">
            <text:p>1603674494.1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6983" calcext:value-type="float">
            <text:p>0.016983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167582" calcext:value-type="float">
            <text:p>0.167582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" calcext:value-type="float">
            <text:p>0</text:p>
          </table:table-cell>
          <table:table-cell office:value-type="float" office:value="0.492136" calcext:value-type="float">
            <text:p>0.492136</text:p>
          </table:table-cell>
          <table:table-cell table:formula="of:=[.A96]-[.A95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25927" calcext:value-type="float">
            <text:p>1603674494.2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59097" calcext:value-type="float">
            <text:p>0.059097</text:p>
          </table:table-cell>
          <table:table-cell office:value-type="float" office:value="0.010193" calcext:value-type="float">
            <text:p>0.010193</text:p>
          </table:table-cell>
          <table:table-cell office:value-type="float" office:value="0.341606" calcext:value-type="float">
            <text:p>0.341606</text:p>
          </table:table-cell>
          <table:table-cell office:value-type="float" office:value="0.013188" calcext:value-type="float">
            <text:p>0.013188</text:p>
          </table:table-cell>
          <table:table-cell office:value-type="float" office:value="0" calcext:value-type="float">
            <text:p>0</text:p>
          </table:table-cell>
          <table:table-cell office:value-type="float" office:value="0.352011" calcext:value-type="float">
            <text:p>0.352011</text:p>
          </table:table-cell>
          <table:table-cell table:formula="of:=[.A97]-[.A96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35926" calcext:value-type="float">
            <text:p>1603674494.3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5567" calcext:value-type="float">
            <text:p>0.065567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0.394374" calcext:value-type="float">
            <text:p>0.394374</text:p>
          </table:table-cell>
          <table:table-cell office:value-type="float" office:value="0.014989" calcext:value-type="float">
            <text:p>0.014989</text:p>
          </table:table-cell>
          <table:table-cell office:value-type="float" office:value="0" calcext:value-type="float">
            <text:p>0</text:p>
          </table:table-cell>
          <table:table-cell office:value-type="float" office:value="0.261721" calcext:value-type="float">
            <text:p>0.261721</text:p>
          </table:table-cell>
          <table:table-cell table:formula="of:=[.A98]-[.A97]" office:value-type="float" office:value="0.09998989105224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45927" calcext:value-type="float">
            <text:p>1603674494.4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5567" calcext:value-type="float">
            <text:p>0.065567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0.394374" calcext:value-type="float">
            <text:p>0.394374</text:p>
          </table:table-cell>
          <table:table-cell office:value-type="float" office:value="0.012742" calcext:value-type="float">
            <text:p>0.012742</text:p>
          </table:table-cell>
          <table:table-cell office:value-type="float" office:value="0" calcext:value-type="float">
            <text:p>0</text:p>
          </table:table-cell>
          <table:table-cell office:value-type="float" office:value="0.23408" calcext:value-type="float">
            <text:p>0.23408</text:p>
          </table:table-cell>
          <table:table-cell table:formula="of:=[.A99]-[.A98]" office:value-type="float" office:value="0.100002050399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55923" calcext:value-type="float">
            <text:p>1603674494.5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100191" calcext:value-type="float">
            <text:p>-0.100191</text:p>
          </table:table-cell>
          <table:table-cell office:value-type="float" office:value="-0.014401" calcext:value-type="float">
            <text:p>-0.014401</text:p>
          </table:table-cell>
          <table:table-cell office:value-type="float" office:value="0.285517" calcext:value-type="float">
            <text:p>0.285517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" calcext:value-type="float">
            <text:p>0</text:p>
          </table:table-cell>
          <table:table-cell office:value-type="float" office:value="0.289271" calcext:value-type="float">
            <text:p>0.289271</text:p>
          </table:table-cell>
          <table:table-cell table:formula="of:=[.A100]-[.A99]" office:value-type="float" office:value="0.099961042404174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65927" calcext:value-type="float">
            <text:p>1603674494.6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134278" calcext:value-type="float">
            <text:p>0.134278</text:p>
          </table:table-cell>
          <table:table-cell office:value-type="float" office:value="-0.001178" calcext:value-type="float">
            <text:p>-0.001178</text:p>
          </table:table-cell>
          <table:table-cell office:value-type="float" office:value="0" calcext:value-type="float">
            <text:p>0</text:p>
          </table:table-cell>
          <table:table-cell office:value-type="float" office:value="0.385477" calcext:value-type="float">
            <text:p>0.385477</text:p>
          </table:table-cell>
          <table:table-cell table:formula="of:=[.A101]-[.A100]" office:value-type="float" office:value="0.1000421047210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75931" calcext:value-type="float">
            <text:p>1603674494.75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134278" calcext:value-type="float">
            <text:p>0.134278</text:p>
          </table:table-cell>
          <table:table-cell office:value-type="float" office:value="-0.004996" calcext:value-type="float">
            <text:p>-0.004996</text:p>
          </table:table-cell>
          <table:table-cell office:value-type="float" office:value="0" calcext:value-type="float">
            <text:p>0</text:p>
          </table:table-cell>
          <table:table-cell office:value-type="float" office:value="0.492136" calcext:value-type="float">
            <text:p>0.492136</text:p>
          </table:table-cell>
          <table:table-cell table:formula="of:=[.A102]-[.A101]" office:value-type="float" office:value="0.1000390052795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85925" calcext:value-type="float">
            <text:p>1603674494.8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5477" calcext:value-type="float">
            <text:p>0.065477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.314676" calcext:value-type="float">
            <text:p>0.314676</text:p>
          </table:table-cell>
          <table:table-cell office:value-type="float" office:value="-0.008327" calcext:value-type="float">
            <text:p>-0.008327</text:p>
          </table:table-cell>
          <table:table-cell office:value-type="float" office:value="0" calcext:value-type="float">
            <text:p>0</text:p>
          </table:table-cell>
          <table:table-cell office:value-type="float" office:value="0.544731" calcext:value-type="float">
            <text:p>0.544731</text:p>
          </table:table-cell>
          <table:table-cell table:formula="of:=[.A103]-[.A102]" office:value-type="float" office:value="0.09994578361511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4.95927" calcext:value-type="float">
            <text:p>1603674494.9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5477" calcext:value-type="float">
            <text:p>0.065477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.314676" calcext:value-type="float">
            <text:p>0.314676</text:p>
          </table:table-cell>
          <table:table-cell office:value-type="float" office:value="-0.007138" calcext:value-type="float">
            <text:p>-0.007138</text:p>
          </table:table-cell>
          <table:table-cell office:value-type="float" office:value="0" calcext:value-type="float">
            <text:p>0</text:p>
          </table:table-cell>
          <table:table-cell office:value-type="float" office:value="0.505911" calcext:value-type="float">
            <text:p>0.505911</text:p>
          </table:table-cell>
          <table:table-cell table:formula="of:=[.A104]-[.A103]" office:value-type="float" office:value="0.1000111103057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05927" calcext:value-type="float">
            <text:p>1603674495.0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45274" calcext:value-type="float">
            <text:p>0.145274</text:p>
          </table:table-cell>
          <table:table-cell office:value-type="float" office:value="0.027967" calcext:value-type="float">
            <text:p>0.027967</text:p>
          </table:table-cell>
          <table:table-cell office:value-type="float" office:value="0.380367" calcext:value-type="float">
            <text:p>0.380367</text:p>
          </table:table-cell>
          <table:table-cell office:value-type="float" office:value="-0.012372" calcext:value-type="float">
            <text:p>-0.012372</text:p>
          </table:table-cell>
          <table:table-cell office:value-type="float" office:value="0" calcext:value-type="float">
            <text:p>0</text:p>
          </table:table-cell>
          <table:table-cell office:value-type="float" office:value="0.393208" calcext:value-type="float">
            <text:p>0.393208</text:p>
          </table:table-cell>
          <table:table-cell table:formula="of:=[.A105]-[.A104]" office:value-type="float" office:value="0.1000089645385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15927" calcext:value-type="float">
            <text:p>1603674495.1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84208" calcext:value-type="float">
            <text:p>-0.084208</text:p>
          </table:table-cell>
          <table:table-cell office:value-type="float" office:value="-0.015823" calcext:value-type="float">
            <text:p>-0.015823</text:p>
          </table:table-cell>
          <table:table-cell office:value-type="float" office:value="0.371464" calcext:value-type="float">
            <text:p>0.371464</text:p>
          </table:table-cell>
          <table:table-cell office:value-type="float" office:value="-0.008327" calcext:value-type="float">
            <text:p>-0.008327</text:p>
          </table:table-cell>
          <table:table-cell office:value-type="float" office:value="0" calcext:value-type="float">
            <text:p>0</text:p>
          </table:table-cell>
          <table:table-cell office:value-type="float" office:value="0.301793" calcext:value-type="float">
            <text:p>0.301793</text:p>
          </table:table-cell>
          <table:table-cell table:formula="of:=[.A106]-[.A105]" office:value-type="float" office:value="0.099995136260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25927" calcext:value-type="float">
            <text:p>1603674495.2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84208" calcext:value-type="float">
            <text:p>-0.084208</text:p>
          </table:table-cell>
          <table:table-cell office:value-type="float" office:value="-0.015823" calcext:value-type="float">
            <text:p>-0.015823</text:p>
          </table:table-cell>
          <table:table-cell office:value-type="float" office:value="0.371464" calcext:value-type="float">
            <text:p>0.371464</text:p>
          </table:table-cell>
          <table:table-cell office:value-type="float" office:value="-0.010707" calcext:value-type="float">
            <text:p>-0.010707</text:p>
          </table:table-cell>
          <table:table-cell office:value-type="float" office:value="0" calcext:value-type="float">
            <text:p>0</text:p>
          </table:table-cell>
          <table:table-cell office:value-type="float" office:value="0.279253" calcext:value-type="float">
            <text:p>0.279253</text:p>
          </table:table-cell>
          <table:table-cell table:formula="of:=[.A107]-[.A106]" office:value-type="float" office:value="0.1000008583068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35928" calcext:value-type="float">
            <text:p>1603674495.3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09893" calcext:value-type="float">
            <text:p>0.009893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300469" calcext:value-type="float">
            <text:p>0.300469</text:p>
          </table:table-cell>
          <table:table-cell office:value-type="float" office:value="-0.012134" calcext:value-type="float">
            <text:p>-0.012134</text:p>
          </table:table-cell>
          <table:table-cell office:value-type="float" office:value="0" calcext:value-type="float">
            <text:p>0</text:p>
          </table:table-cell>
          <table:table-cell office:value-type="float" office:value="0.289271" calcext:value-type="float">
            <text:p>0.289271</text:p>
          </table:table-cell>
          <table:table-cell table:formula="of:=[.A108]-[.A107]" office:value-type="float" office:value="0.1000070571899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45928" calcext:value-type="float">
            <text:p>1603674495.4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004704" calcext:value-type="float">
            <text:p>-0.004704</text:p>
          </table:table-cell>
          <table:table-cell office:value-type="float" office:value="-0.000432" calcext:value-type="float">
            <text:p>-0.000432</text:p>
          </table:table-cell>
          <table:table-cell office:value-type="float" office:value="0.183247" calcext:value-type="float">
            <text:p>0.183247</text:p>
          </table:table-cell>
          <table:table-cell office:value-type="float" office:value="-0.007376" calcext:value-type="float">
            <text:p>-0.007376</text:p>
          </table:table-cell>
          <table:table-cell office:value-type="float" office:value="0" calcext:value-type="float">
            <text:p>0</text:p>
          </table:table-cell>
          <table:table-cell office:value-type="float" office:value="0.334352" calcext:value-type="float">
            <text:p>0.334352</text:p>
          </table:table-cell>
          <table:table-cell table:formula="of:=[.A109]-[.A108]" office:value-type="float" office:value="0.09999895095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55927" calcext:value-type="float">
            <text:p>1603674495.5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14" calcext:value-type="float">
            <text:p>0.022714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217203" calcext:value-type="float">
            <text:p>0.217203</text:p>
          </table:table-cell>
          <table:table-cell office:value-type="float" office:value="-0.001665" calcext:value-type="float">
            <text:p>-0.001665</text:p>
          </table:table-cell>
          <table:table-cell office:value-type="float" office:value="0" calcext:value-type="float">
            <text:p>0</text:p>
          </table:table-cell>
          <table:table-cell office:value-type="float" office:value="0.419505" calcext:value-type="float">
            <text:p>0.419505</text:p>
          </table:table-cell>
          <table:table-cell table:formula="of:=[.A110]-[.A109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65927" calcext:value-type="float">
            <text:p>1603674495.6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714" calcext:value-type="float">
            <text:p>0.022714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217203" calcext:value-type="float">
            <text:p>0.217203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0.493388" calcext:value-type="float">
            <text:p>0.493388</text:p>
          </table:table-cell>
          <table:table-cell table:formula="of:=[.A111]-[.A110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75928" calcext:value-type="float">
            <text:p>1603674495.7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321627" calcext:value-type="float">
            <text:p>0.321627</text:p>
          </table:table-cell>
          <table:table-cell office:value-type="float" office:value="0.031407" calcext:value-type="float">
            <text:p>0.031407</text:p>
          </table:table-cell>
          <table:table-cell office:value-type="float" office:value="0" calcext:value-type="float">
            <text:p>0</text:p>
          </table:table-cell>
          <table:table-cell office:value-type="float" office:value="0.400722" calcext:value-type="float">
            <text:p>0.400722</text:p>
          </table:table-cell>
          <table:table-cell table:formula="of:=[.A112]-[.A111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85928" calcext:value-type="float">
            <text:p>1603674495.8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321627" calcext:value-type="float">
            <text:p>0.321627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0" calcext:value-type="float">
            <text:p>0</text:p>
          </table:table-cell>
          <table:table-cell office:value-type="float" office:value="-0.065952" calcext:value-type="float">
            <text:p>-0.065952</text:p>
          </table:table-cell>
          <table:table-cell table:formula="of:=[.A113]-[.A112]" office:value-type="float" office:value="0.1000010967254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5.95928" calcext:value-type="float">
            <text:p>1603674495.9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321627" calcext:value-type="float">
            <text:p>0.321627</text:p>
          </table:table-cell>
          <table:table-cell office:value-type="float" office:value="0.014905" calcext:value-type="float">
            <text:p>0.014905</text:p>
          </table:table-cell>
          <table:table-cell office:value-type="float" office:value="0" calcext:value-type="float">
            <text:p>0</text:p>
          </table:table-cell>
          <table:table-cell office:value-type="float" office:value="-0.220162" calcext:value-type="float">
            <text:p>-0.220162</text:p>
          </table:table-cell>
          <table:table-cell table:formula="of:=[.A114]-[.A113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05923" calcext:value-type="float">
            <text:p>1603674496.0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9828" calcext:value-type="float">
            <text:p>-0.119828</text:p>
          </table:table-cell>
          <table:table-cell office:value-type="float" office:value="-0.019527" calcext:value-type="float">
            <text:p>-0.019527</text:p>
          </table:table-cell>
          <table:table-cell office:value-type="float" office:value="0.323075" calcext:value-type="float">
            <text:p>0.323075</text:p>
          </table:table-cell>
          <table:table-cell office:value-type="float" office:value="0.009616" calcext:value-type="float">
            <text:p>0.009616</text:p>
          </table:table-cell>
          <table:table-cell office:value-type="float" office:value="0" calcext:value-type="float">
            <text:p>0</text:p>
          </table:table-cell>
          <table:table-cell office:value-type="float" office:value="-0.063265" calcext:value-type="float">
            <text:p>-0.063265</text:p>
          </table:table-cell>
          <table:table-cell table:formula="of:=[.A115]-[.A114]" office:value-type="float" office:value="0.09994697570800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15922" calcext:value-type="float">
            <text:p>1603674496.1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453" calcext:value-type="float">
            <text:p>-0.04745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-0.074787" calcext:value-type="float">
            <text:p>-0.0747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6]-[.A115]" office:value-type="float" office:value="0.09998893737792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25932" calcext:value-type="float">
            <text:p>1603674496.25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453" calcext:value-type="float">
            <text:p>-0.04745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-0.074787" calcext:value-type="float">
            <text:p>-0.0747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7]-[.A116]" office:value-type="float" office:value="0.100102901458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35926" calcext:value-type="float">
            <text:p>1603674496.3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-0.000261" calcext:value-type="float">
            <text:p>-0.000261</text:p>
          </table:table-cell>
          <table:table-cell office:value-type="float" office:value="-0.063058" calcext:value-type="float">
            <text:p>-0.06305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18]-[.A117]" office:value-type="float" office:value="0.09993219375610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45922" calcext:value-type="float">
            <text:p>1603674496.4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289" calcext:value-type="float">
            <text:p>-0.04728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-0.002379" calcext:value-type="float">
            <text:p>-0.0023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9]-[.A118]" office:value-type="float" office:value="0.099969863891601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55933" calcext:value-type="float">
            <text:p>1603674496.55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6" calcext:value-type="float">
            <text:p>0.0386</text:p>
          </table:table-cell>
          <table:table-cell office:value-type="float" office:value="-0.000112" calcext:value-type="float">
            <text:p>-0.000112</text:p>
          </table:table-cell>
          <table:table-cell office:value-type="float" office:value="-0.005807" calcext:value-type="float">
            <text:p>-0.0058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0]-[.A119]" office:value-type="float" office:value="0.10010194778442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65918" calcext:value-type="float">
            <text:p>1603674496.65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6" calcext:value-type="float">
            <text:p>0.0386</text:p>
          </table:table-cell>
          <table:table-cell office:value-type="float" office:value="-0.000112" calcext:value-type="float">
            <text:p>-0.000112</text:p>
          </table:table-cell>
          <table:table-cell office:value-type="float" office:value="-0.005807" calcext:value-type="float">
            <text:p>-0.0058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1]-[.A120]" office:value-type="float" office:value="0.09984922409057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75927" calcext:value-type="float">
            <text:p>1603674496.7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602" calcext:value-type="float">
            <text:p>0.02260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5694" calcext:value-type="float">
            <text:p>0.005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2]-[.A121]" office:value-type="float" office:value="0.10009884834289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6.85926" calcext:value-type="float">
            <text:p>1603674496.8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602" calcext:value-type="float">
            <text:p>0.02260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5694" calcext:value-type="float">
            <text:p>0.0056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3]-[.A122]" office:value-type="float" office:value="0.0999851226806641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6.95921" calcext:value-type="float">
            <text:p>1603674496.9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602" calcext:value-type="float">
            <text:p>0.02260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5694" calcext:value-type="float">
            <text:p>0.0056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4]-[.A123]" office:value-type="float" office:value="0.0999529361724854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05927" calcext:value-type="float">
            <text:p>1603674497.0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-0.000188" calcext:value-type="float">
            <text:p>-0.000188</text:p>
          </table:table-cell>
          <table:table-cell office:value-type="float" office:value="-0.009938" calcext:value-type="float">
            <text:p>-0.0099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5]-[.A124]" office:value-type="float" office:value="0.100058078765869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15931" calcext:value-type="float">
            <text:p>1603674497.15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-0.000188" calcext:value-type="float">
            <text:p>-0.000188</text:p>
          </table:table-cell>
          <table:table-cell office:value-type="float" office:value="-0.009938" calcext:value-type="float">
            <text:p>-0.0099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6]-[.A125]" office:value-type="float" office:value="0.10004186630249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25927" calcext:value-type="float">
            <text:p>1603674497.2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6134" calcext:value-type="float">
            <text:p>-0.0361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-0.000254" calcext:value-type="float">
            <text:p>-0.00025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7]-[.A126]" office:value-type="float" office:value="0.0999610424041748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35922" calcext:value-type="float">
            <text:p>1603674497.3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729" calcext:value-type="float">
            <text:p>0.0072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8]-[.A127]" office:value-type="float" office:value="0.0999500751495361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45922" calcext:value-type="float">
            <text:p>1603674497.4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729" calcext:value-type="float">
            <text:p>0.0072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29]-[.A128]" office:value-type="float" office:value="0.0999958515167236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7.55923" calcext:value-type="float">
            <text:p>1603674497.5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855" calcext:value-type="float">
            <text:p>-0.055855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0.002702" calcext:value-type="float">
            <text:p>0.00270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30]-[.A129]" office:value-type="float" office:value="0.100012063980103" calcext:value-type="float">
            <text:p>0.10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office:value-type="float" office:value="1603674497.65928" calcext:value-type="float">
            <text:p>1603674497.65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947" calcext:value-type="float">
            <text:p>0.088947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18396" calcext:value-type="float">
            <text:p>0.0183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31]-[.A130]" office:value-type="float" office:value="0.100043058395386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7.75923" calcext:value-type="float">
            <text:p>1603674497.7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947" calcext:value-type="float">
            <text:p>0.088947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18396" calcext:value-type="float">
            <text:p>0.0183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2]-[.A131]" office:value-type="float" office:value="0.099956035614013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7.85924" calcext:value-type="float">
            <text:p>1603674497.85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7432" calcext:value-type="float">
            <text:p>-0.04743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-0.00413" calcext:value-type="float">
            <text:p>-0.004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3]-[.A132]" office:value-type="float" office:value="0.1000039577484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7.95924" calcext:value-type="float">
            <text:p>1603674497.95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778" calcext:value-type="float">
            <text:p>0.024778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23509" calcext:value-type="float">
            <text:p>-0.0235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4]-[.A133]" office:value-type="float" office:value="0.1000030040740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05922" calcext:value-type="float">
            <text:p>1603674498.0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778" calcext:value-type="float">
            <text:p>0.024778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23509" calcext:value-type="float">
            <text:p>-0.0235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5]-[.A134]" office:value-type="float" office:value="0.09998202323913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15922" calcext:value-type="float">
            <text:p>1603674498.1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778" calcext:value-type="float">
            <text:p>0.024778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023509" calcext:value-type="float">
            <text:p>-0.0235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6]-[.A135]" office:value-type="float" office:value="0.09999489784240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25922" calcext:value-type="float">
            <text:p>1603674498.2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951" calcext:value-type="float">
            <text:p>-0.008951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0.021453" calcext:value-type="float">
            <text:p>0.0214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7]-[.A136]" office:value-type="float" office:value="0.10000610351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35922" calcext:value-type="float">
            <text:p>1603674498.3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955" calcext:value-type="float">
            <text:p>-0.00195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6627" calcext:value-type="float">
            <text:p>-0.0066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8]-[.A137]" office:value-type="float" office:value="0.1000018119812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45926" calcext:value-type="float">
            <text:p>1603674498.45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955" calcext:value-type="float">
            <text:p>-0.00195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6627" calcext:value-type="float">
            <text:p>-0.0066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39]-[.A138]" office:value-type="float" office:value="0.1000330448150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5593" calcext:value-type="float">
            <text:p>1603674498.5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003" calcext:value-type="float">
            <text:p>-0.04003</text:p>
          </table:table-cell>
          <table:table-cell office:value-type="float" office:value="-0.00034" calcext:value-type="float">
            <text:p>-0.00034</text:p>
          </table:table-cell>
          <table:table-cell office:value-type="float" office:value="0.016984" calcext:value-type="float">
            <text:p>0.0169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40]-[.A139]" office:value-type="float" office:value="0.1000421047210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65921" calcext:value-type="float">
            <text:p>1603674498.6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219" calcext:value-type="float">
            <text:p>0.021219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-0.019874" calcext:value-type="float">
            <text:p>-0.0198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41]-[.A140]" office:value-type="float" office:value="0.09991288185119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75921" calcext:value-type="float">
            <text:p>1603674498.7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123" calcext:value-type="float">
            <text:p>0.070123</text:p>
          </table:table-cell>
          <table:table-cell office:value-type="float" office:value="-0.000142" calcext:value-type="float">
            <text:p>-0.000142</text:p>
          </table:table-cell>
          <table:table-cell office:value-type="float" office:value="-0.004045" calcext:value-type="float">
            <text:p>-0.0040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42]-[.A141]" office:value-type="float" office:value="0.0999941825866699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74498.85923" calcext:value-type="float">
            <text:p>1603674498.859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1" office:value-type="float" office:value="-0.8" calcext:value-type="float">
            <text:p>-0.8</text:p>
          </table:table-cell>
          <table:table-cell table:style-name="ce38" office:value-type="float" office:value="0.070123" calcext:value-type="float">
            <text:p>0.070123</text:p>
          </table:table-cell>
          <table:table-cell table:style-name="ce38" office:value-type="float" office:value="-0.000142" calcext:value-type="float">
            <text:p>-0.000142</text:p>
          </table:table-cell>
          <table:table-cell table:style-name="ce49" office:value-type="float" office:value="-0.004045" calcext:value-type="float">
            <text:p>-0.004045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table:formula="of:=[.A143]-[.A142]" office:value-type="float" office:value="0.1000208854675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8.95922" calcext:value-type="float">
            <text:p>1603674498.9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7396" calcext:value-type="float">
            <text:p>0.0073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44]-[.A143]" office:value-type="float" office:value="0.099990129470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05923" calcext:value-type="float">
            <text:p>1603674499.0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7396" calcext:value-type="float">
            <text:p>0.0073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45]-[.A144]" office:value-type="float" office:value="0.10001587867736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15927" calcext:value-type="float">
            <text:p>1603674499.1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11482" calcext:value-type="float">
            <text:p>0.01148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-0.458325" calcext:value-type="float">
            <text:p>-0.458325</text:p>
          </table:table-cell>
          <table:table-cell table:formula="of:=[.A146]-[.A145]" office:value-type="float" office:value="0.100035905838013" calcext:value-type="float">
            <text:p>0.10</text:p>
          </table:table-cell>
          <table:table-cell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9.25926" calcext:value-type="float">
            <text:p>1603674499.2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4488" calcext:value-type="float">
            <text:p>-0.024488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0.006424" calcext:value-type="float">
            <text:p>0.006424</text:p>
          </table:table-cell>
          <table:table-cell office:value-type="float" office:value="0" calcext:value-type="float">
            <text:p>0</text:p>
          </table:table-cell>
          <table:table-cell office:value-type="float" office:value="-0.604839" calcext:value-type="float">
            <text:p>-0.604839</text:p>
          </table:table-cell>
          <table:table-cell table:formula="of:=[.A147]-[.A146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35922" calcext:value-type="float">
            <text:p>1603674499.3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4488" calcext:value-type="float">
            <text:p>-0.024488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" calcext:value-type="float">
            <text:p>0</text:p>
          </table:table-cell>
          <table:table-cell office:value-type="float" office:value="-0.528895" calcext:value-type="float">
            <text:p>-0.528895</text:p>
          </table:table-cell>
          <table:table-cell table:formula="of:=[.A148]-[.A147]" office:value-type="float" office:value="0.09996008872985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45923" calcext:value-type="float">
            <text:p>1603674499.4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61266" calcext:value-type="float">
            <text:p>-0.161266</text:p>
          </table:table-cell>
          <table:table-cell office:value-type="float" office:value="0.010229" calcext:value-type="float">
            <text:p>0.010229</text:p>
          </table:table-cell>
          <table:table-cell office:value-type="float" office:value="-0.126687" calcext:value-type="float">
            <text:p>-0.126687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" calcext:value-type="float">
            <text:p>0</text:p>
          </table:table-cell>
          <table:table-cell office:value-type="float" office:value="-0.418943" calcext:value-type="float">
            <text:p>-0.418943</text:p>
          </table:table-cell>
          <table:table-cell table:style-name="ce15" table:formula="of:=[.A149]-[.A148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55923" calcext:value-type="float">
            <text:p>1603674499.5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61266" calcext:value-type="float">
            <text:p>-0.161266</text:p>
          </table:table-cell>
          <table:table-cell office:value-type="float" office:value="0.010229" calcext:value-type="float">
            <text:p>0.010229</text:p>
          </table:table-cell>
          <table:table-cell office:value-type="float" office:value="-0.126687" calcext:value-type="float">
            <text:p>-0.126687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" calcext:value-type="float">
            <text:p>0</text:p>
          </table:table-cell>
          <table:table-cell office:value-type="float" office:value="-0.275496" calcext:value-type="float">
            <text:p>-0.275496</text:p>
          </table:table-cell>
          <table:table-cell table:formula="of:=[.A150]-[.A149]" office:value-type="float" office:value="0.099998950958252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74499.65925" calcext:value-type="float">
            <text:p>1603674499.659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1" office:value-type="float" office:value="-0.8" calcext:value-type="float">
            <text:p>-0.8</text:p>
          </table:table-cell>
          <table:table-cell table:style-name="ce38" office:value-type="float" office:value="-0.010071" calcext:value-type="float">
            <text:p>-0.010071</text:p>
          </table:table-cell>
          <table:table-cell table:style-name="ce38" office:value-type="float" office:value="0.00184" calcext:value-type="float">
            <text:p>0.00184</text:p>
          </table:table-cell>
          <table:table-cell table:style-name="ce49" office:value-type="float" office:value="-0.361401" calcext:value-type="float">
            <text:p>-0.361401</text:p>
          </table:table-cell>
          <table:table-cell table:style-name="ce63" office:value-type="float" office:value="-0.004759" calcext:value-type="float">
            <text:p>-0.004759</text:p>
          </table:table-cell>
          <table:table-cell table:style-name="ce63" office:value-type="float" office:value="0" calcext:value-type="float">
            <text:p>0</text:p>
          </table:table-cell>
          <table:table-cell table:style-name="ce74" office:value-type="float" office:value="-0.147766" calcext:value-type="float">
            <text:p>-0.147766</text:p>
          </table:table-cell>
          <table:table-cell table:style-name="ce18" table:formula="of:=[.A151]-[.A150]" office:value-type="float" office:value="0.100023984909058" calcext:value-type="float">
            <text:p>0.10</text:p>
          </table:table-cell>
          <table:table-cell table:number-columns-repeated="2"/>
          <table:table-cell table:style-name="ce15" table:formula="of:=([.G151]-[.G143])/([.A151]-[.A143])" office:value-type="float" office:value="-0.446680516416971" calcext:value-type="float">
            <text:p>-0.45</text:p>
          </table:table-cell>
          <table:table-cell table:style-name="ce15" table:formula="of:=([.J147]-[.J143])/([.A147]-[.A143])" office:value-type="float" office:value="-1.51196556407059" calcext:value-type="float">
            <text:p>-1.51</text:p>
          </table:table-cell>
          <table:table-cell table:number-columns-repeated="3"/>
        </table:table-row>
        <table:table-row table:style-name="ro2">
          <table:table-cell office:value-type="float" office:value="1603674499.75922" calcext:value-type="float">
            <text:p>1603674499.7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50309" calcext:value-type="float">
            <text:p>0.050309</text:p>
          </table:table-cell>
          <table:table-cell office:value-type="float" office:value="-0.007742" calcext:value-type="float">
            <text:p>-0.007742</text:p>
          </table:table-cell>
          <table:table-cell office:value-type="float" office:value="-0.305365" calcext:value-type="float">
            <text:p>-0.305365</text:p>
          </table:table-cell>
          <table:table-cell office:value-type="float" office:value="-0.009415" calcext:value-type="float">
            <text:p>-0.009415</text:p>
          </table:table-cell>
          <table:table-cell office:value-type="float" office:value="0" calcext:value-type="float">
            <text:p>0</text:p>
          </table:table-cell>
          <table:table-cell office:value-type="float" office:value="-0.071915" calcext:value-type="float">
            <text:p>-0.071915</text:p>
          </table:table-cell>
          <table:table-cell table:formula="of:=[.A152]-[.A151]" office:value-type="float" office:value="0.09996414184570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499.85922" calcext:value-type="float">
            <text:p>1603674499.8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50309" calcext:value-type="float">
            <text:p>0.050309</text:p>
          </table:table-cell>
          <table:table-cell office:value-type="float" office:value="-0.007742" calcext:value-type="float">
            <text:p>-0.007742</text:p>
          </table:table-cell>
          <table:table-cell office:value-type="float" office:value="-0.305365" calcext:value-type="float">
            <text:p>-0.305365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" calcext:value-type="float">
            <text:p>0</text:p>
          </table:table-cell>
          <table:table-cell office:value-type="float" office:value="-0.256214" calcext:value-type="float">
            <text:p>-0.256214</text:p>
          </table:table-cell>
          <table:table-cell table:style-name="ce15" table:formula="of:=[.A153]-[.A152]" office:value-type="float" office:value="0.100006818771362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74499.95923" calcext:value-type="float">
            <text:p>1603674499.9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-0.00227" calcext:value-type="float">
            <text:p>-0.00227</text:p>
          </table:table-cell>
          <table:table-cell office:value-type="float" office:value="-0.118917" calcext:value-type="float">
            <text:p>-0.118917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" calcext:value-type="float">
            <text:p>0</text:p>
          </table:table-cell>
          <table:table-cell office:value-type="float" office:value="-0.44956" calcext:value-type="float">
            <text:p>-0.44956</text:p>
          </table:table-cell>
          <table:table-cell table:formula="of:=[.A154]-[.A153]" office:value-type="float" office:value="0.10000920295715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05922" calcext:value-type="float">
            <text:p>1603674500.0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-0.00227" calcext:value-type="float">
            <text:p>-0.00227</text:p>
          </table:table-cell>
          <table:table-cell office:value-type="float" office:value="-0.118917" calcext:value-type="float">
            <text:p>-0.118917</text:p>
          </table:table-cell>
          <table:table-cell office:value-type="float" office:value="0.024745" calcext:value-type="float">
            <text:p>0.024745</text:p>
          </table:table-cell>
          <table:table-cell office:value-type="float" office:value="0" calcext:value-type="float">
            <text:p>0</text:p>
          </table:table-cell>
          <table:table-cell office:value-type="float" office:value="-0.576037" calcext:value-type="float">
            <text:p>-0.576037</text:p>
          </table:table-cell>
          <table:table-cell table:formula="of:=[.A155]-[.A154]" office:value-type="float" office:value="0.09998798370361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15923" calcext:value-type="float">
            <text:p>1603674500.1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8913" calcext:value-type="float">
            <text:p>-0.068913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-0.12257" calcext:value-type="float">
            <text:p>-0.12257</text:p>
          </table:table-cell>
          <table:table-cell office:value-type="float" office:value="0.018558" calcext:value-type="float">
            <text:p>0.018558</text:p>
          </table:table-cell>
          <table:table-cell office:value-type="float" office:value="0" calcext:value-type="float">
            <text:p>0</text:p>
          </table:table-cell>
          <table:table-cell office:value-type="float" office:value="-0.648668" calcext:value-type="float">
            <text:p>-0.648668</text:p>
          </table:table-cell>
          <table:table-cell table:formula="of:=[.A156]-[.A155]" office:value-type="float" office:value="0.100011825561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25918" calcext:value-type="float">
            <text:p>1603674500.2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8913" calcext:value-type="float">
            <text:p>-0.068913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-0.12257" calcext:value-type="float">
            <text:p>-0.12257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" calcext:value-type="float">
            <text:p>0</text:p>
          </table:table-cell>
          <table:table-cell office:value-type="float" office:value="-0.602335" calcext:value-type="float">
            <text:p>-0.602335</text:p>
          </table:table-cell>
          <table:table-cell table:formula="of:=[.A157]-[.A156]" office:value-type="float" office:value="0.099946022033691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35923" calcext:value-type="float">
            <text:p>1603674500.3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91493" calcext:value-type="float">
            <text:p>-0.09149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-0.33416" calcext:value-type="float">
            <text:p>-0.33416</text:p>
          </table:table-cell>
          <table:table-cell office:value-type="float" office:value="0.016893" calcext:value-type="float">
            <text:p>0.016893</text:p>
          </table:table-cell>
          <table:table-cell office:value-type="float" office:value="0" calcext:value-type="float">
            <text:p>0</text:p>
          </table:table-cell>
          <table:table-cell office:value-type="float" office:value="-0.414496" calcext:value-type="float">
            <text:p>-0.414496</text:p>
          </table:table-cell>
          <table:table-cell table:formula="of:=[.A158]-[.A157]" office:value-type="float" office:value="0.1000521183013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45925" calcext:value-type="float">
            <text:p>1603674500.4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77575" calcext:value-type="float">
            <text:p>-0.077575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-0.437662" calcext:value-type="float">
            <text:p>-0.437662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0" calcext:value-type="float">
            <text:p>0</text:p>
          </table:table-cell>
          <table:table-cell office:value-type="float" office:value="-0.224154" calcext:value-type="float">
            <text:p>-0.224154</text:p>
          </table:table-cell>
          <table:table-cell table:formula="of:=[.A159]-[.A158]" office:value-type="float" office:value="0.1000149250030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55928" calcext:value-type="float">
            <text:p>1603674500.5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77575" calcext:value-type="float">
            <text:p>-0.077575</text:p>
          </table:table-cell>
          <table:table-cell office:value-type="float" office:value="0.017252" calcext:value-type="float">
            <text:p>0.017252</text:p>
          </table:table-cell>
          <table:table-cell office:value-type="float" office:value="-0.437662" calcext:value-type="float">
            <text:p>-0.437662</text:p>
          </table:table-cell>
          <table:table-cell office:value-type="float" office:value="0.009041" calcext:value-type="float">
            <text:p>0.009041</text:p>
          </table:table-cell>
          <table:table-cell office:value-type="float" office:value="0" calcext:value-type="float">
            <text:p>0</text:p>
          </table:table-cell>
          <table:table-cell office:value-type="float" office:value="-0.062613" calcext:value-type="float">
            <text:p>-0.062613</text:p>
          </table:table-cell>
          <table:table-cell table:formula="of:=[.A160]-[.A159]" office:value-type="float" office:value="0.1000311374664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65927" calcext:value-type="float">
            <text:p>1603674500.6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38232" calcext:value-type="float">
            <text:p>0.138232</text:p>
          </table:table-cell>
          <table:table-cell office:value-type="float" office:value="-0.032319" calcext:value-type="float">
            <text:p>-0.032319</text:p>
          </table:table-cell>
          <table:table-cell office:value-type="float" office:value="-0.459355" calcext:value-type="float">
            <text:p>-0.459355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" calcext:value-type="float">
            <text:p>0</text:p>
          </table:table-cell>
          <table:table-cell office:value-type="float" office:value="-0.011388" calcext:value-type="float">
            <text:p>-0.011388</text:p>
          </table:table-cell>
          <table:table-cell table:formula="of:=[.A161]-[.A160]" office:value-type="float" office:value="0.099992990493774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75953" calcext:value-type="float">
            <text:p>1603674500.7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72647" calcext:value-type="float">
            <text:p>0.072647</text:p>
          </table:table-cell>
          <table:table-cell office:value-type="float" office:value="-0.003784" calcext:value-type="float">
            <text:p>-0.003784</text:p>
          </table:table-cell>
          <table:table-cell office:value-type="float" office:value="-0.104083" calcext:value-type="float">
            <text:p>-0.104083</text:p>
          </table:table-cell>
          <table:table-cell office:value-type="float" office:value="-0.000714" calcext:value-type="float">
            <text:p>-0.000714</text:p>
          </table:table-cell>
          <table:table-cell office:value-type="float" office:value="0" calcext:value-type="float">
            <text:p>0</text:p>
          </table:table-cell>
          <table:table-cell office:value-type="float" office:value="-0.003757" calcext:value-type="float">
            <text:p>-0.003757</text:p>
          </table:table-cell>
          <table:table-cell table:formula="of:=[.A162]-[.A161]" office:value-type="float" office:value="0.10026001930236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85928" calcext:value-type="float">
            <text:p>1603674500.8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72647" calcext:value-type="float">
            <text:p>0.072647</text:p>
          </table:table-cell>
          <table:table-cell office:value-type="float" office:value="-0.003784" calcext:value-type="float">
            <text:p>-0.003784</text:p>
          </table:table-cell>
          <table:table-cell office:value-type="float" office:value="-0.104083" calcext:value-type="float">
            <text:p>-0.104083</text:p>
          </table:table-cell>
          <table:table-cell office:value-type="float" office:value="-0.006424" calcext:value-type="float">
            <text:p>-0.006424</text:p>
          </table:table-cell>
          <table:table-cell office:value-type="float" office:value="0" calcext:value-type="float">
            <text:p>0</text:p>
          </table:table-cell>
          <table:table-cell office:value-type="float" office:value="-0.098928" calcext:value-type="float">
            <text:p>-0.098928</text:p>
          </table:table-cell>
          <table:table-cell table:formula="of:=[.A163]-[.A162]" office:value-type="float" office:value="0.099753856658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0.95926" calcext:value-type="float">
            <text:p>1603674500.9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22605" calcext:value-type="float">
            <text:p>0.022605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-0.005217" calcext:value-type="float">
            <text:p>-0.005217</text:p>
          </table:table-cell>
          <table:table-cell office:value-type="float" office:value="-0.003807" calcext:value-type="float">
            <text:p>-0.003807</text:p>
          </table:table-cell>
          <table:table-cell office:value-type="float" office:value="0" calcext:value-type="float">
            <text:p>0</text:p>
          </table:table-cell>
          <table:table-cell office:value-type="float" office:value="-0.247946" calcext:value-type="float">
            <text:p>-0.247946</text:p>
          </table:table-cell>
          <table:table-cell table:formula="of:=[.A164]-[.A163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05928" calcext:value-type="float">
            <text:p>1603674501.0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22605" calcext:value-type="float">
            <text:p>0.022605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-0.005217" calcext:value-type="float">
            <text:p>-0.005217</text:p>
          </table:table-cell>
          <table:table-cell office:value-type="float" office:value="-0.000238" calcext:value-type="float">
            <text:p>-0.000238</text:p>
          </table:table-cell>
          <table:table-cell office:value-type="float" office:value="0" calcext:value-type="float">
            <text:p>0</text:p>
          </table:table-cell>
          <table:table-cell office:value-type="float" office:value="-0.356893" calcext:value-type="float">
            <text:p>-0.356893</text:p>
          </table:table-cell>
          <table:table-cell table:formula="of:=[.A165]-[.A164]" office:value-type="float" office:value="0.10002112388610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15927" calcext:value-type="float">
            <text:p>1603674501.1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54017" calcext:value-type="float">
            <text:p>-0.05401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-0.042219" calcext:value-type="float">
            <text:p>-0.042219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" calcext:value-type="float">
            <text:p>0</text:p>
          </table:table-cell>
          <table:table-cell office:value-type="float" office:value="-0.47472" calcext:value-type="float">
            <text:p>-0.47472</text:p>
          </table:table-cell>
          <table:table-cell table:formula="of:=[.A166]-[.A165]" office:value-type="float" office:value="0.099985837936401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25927" calcext:value-type="float">
            <text:p>1603674501.2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3242" calcext:value-type="float">
            <text:p>-0.063242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-0.113383" calcext:value-type="float">
            <text:p>-0.113383</text:p>
          </table:table-cell>
          <table:table-cell office:value-type="float" office:value="-0.001428" calcext:value-type="float">
            <text:p>-0.001428</text:p>
          </table:table-cell>
          <table:table-cell office:value-type="float" office:value="0" calcext:value-type="float">
            <text:p>0</text:p>
          </table:table-cell>
          <table:table-cell office:value-type="float" office:value="-0.568524" calcext:value-type="float">
            <text:p>-0.568524</text:p>
          </table:table-cell>
          <table:table-cell table:formula="of:=[.A167]-[.A166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35923" calcext:value-type="float">
            <text:p>1603674501.3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3242" calcext:value-type="float">
            <text:p>-0.063242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-0.113383" calcext:value-type="float">
            <text:p>-0.113383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0" calcext:value-type="float">
            <text:p>0</text:p>
          </table:table-cell>
          <table:table-cell office:value-type="float" office:value="-0.606078" calcext:value-type="float">
            <text:p>-0.606078</text:p>
          </table:table-cell>
          <table:table-cell table:formula="of:=[.A168]-[.A167]" office:value-type="float" office:value="0.09995913505554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45922" calcext:value-type="float">
            <text:p>1603674501.4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49465" calcext:value-type="float">
            <text:p>-0.049465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-0.24983" calcext:value-type="float">
            <text:p>-0.24983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" calcext:value-type="float">
            <text:p>0</text:p>
          </table:table-cell>
          <table:table-cell office:value-type="float" office:value="-0.612353" calcext:value-type="float">
            <text:p>-0.612353</text:p>
          </table:table-cell>
          <table:table-cell table:formula="of:=[.A169]-[.A168]" office:value-type="float" office:value="0.09999489784240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55926" calcext:value-type="float">
            <text:p>1603674501.5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49465" calcext:value-type="float">
            <text:p>-0.049465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-0.24983" calcext:value-type="float">
            <text:p>-0.24983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" calcext:value-type="float">
            <text:p>0</text:p>
          </table:table-cell>
          <table:table-cell office:value-type="float" office:value="-0.56768" calcext:value-type="float">
            <text:p>-0.56768</text:p>
          </table:table-cell>
          <table:table-cell table:formula="of:=[.A170]-[.A169]" office:value-type="float" office:value="0.1000380516052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65932" calcext:value-type="float">
            <text:p>1603674501.6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7796" calcext:value-type="float">
            <text:p>-0.027796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-0.468343" calcext:value-type="float">
            <text:p>-0.468343</text:p>
          </table:table-cell>
          <table:table-cell table:formula="of:=[.A171]-[.A170]" office:value-type="float" office:value="0.10005998611450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75922" calcext:value-type="float">
            <text:p>1603674501.7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27796" calcext:value-type="float">
            <text:p>-0.027796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-0.416667" calcext:value-type="float">
            <text:p>-0.41666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" calcext:value-type="float">
            <text:p>0</text:p>
          </table:table-cell>
          <table:table-cell office:value-type="float" office:value="-0.399835" calcext:value-type="float">
            <text:p>-0.399835</text:p>
          </table:table-cell>
          <table:table-cell table:formula="of:=[.A172]-[.A171]" office:value-type="float" office:value="0.099900960922241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85927" calcext:value-type="float">
            <text:p>1603674501.8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01338" calcext:value-type="float">
            <text:p>-0.101338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-0.408109" calcext:value-type="float">
            <text:p>-0.40810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0" calcext:value-type="float">
            <text:p>0</text:p>
          </table:table-cell>
          <table:table-cell office:value-type="float" office:value="-0.326839" calcext:value-type="float">
            <text:p>-0.326839</text:p>
          </table:table-cell>
          <table:table-cell table:formula="of:=[.A173]-[.A172]" office:value-type="float" office:value="0.1000521183013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1.95925" calcext:value-type="float">
            <text:p>1603674501.95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01338" calcext:value-type="float">
            <text:p>-0.101338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-0.408109" calcext:value-type="float">
            <text:p>-0.408109</text:p>
          </table:table-cell>
          <table:table-cell office:value-type="float" office:value="0.011775" calcext:value-type="float">
            <text:p>0.011775</text:p>
          </table:table-cell>
          <table:table-cell office:value-type="float" office:value="0" calcext:value-type="float">
            <text:p>0</text:p>
          </table:table-cell>
          <table:table-cell office:value-type="float" office:value="-0.235501" calcext:value-type="float">
            <text:p>-0.235501</text:p>
          </table:table-cell>
          <table:table-cell table:formula="of:=[.A174]-[.A173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05927" calcext:value-type="float">
            <text:p>1603674502.0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6101" calcext:value-type="float">
            <text:p>0.006101</text:p>
          </table:table-cell>
          <table:table-cell office:value-type="float" office:value="-0.001064" calcext:value-type="float">
            <text:p>-0.001064</text:p>
          </table:table-cell>
          <table:table-cell office:value-type="float" office:value="-0.345428" calcext:value-type="float">
            <text:p>-0.345428</text:p>
          </table:table-cell>
          <table:table-cell office:value-type="float" office:value="0.015465" calcext:value-type="float">
            <text:p>0.015465</text:p>
          </table:table-cell>
          <table:table-cell office:value-type="float" office:value="0" calcext:value-type="float">
            <text:p>0</text:p>
          </table:table-cell>
          <table:table-cell office:value-type="float" office:value="-0.164045" calcext:value-type="float">
            <text:p>-0.164045</text:p>
          </table:table-cell>
          <table:table-cell table:formula="of:=[.A175]-[.A174]" office:value-type="float" office:value="0.1000230312347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15921" calcext:value-type="float">
            <text:p>1603674502.1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6101" calcext:value-type="float">
            <text:p>0.006101</text:p>
          </table:table-cell>
          <table:table-cell office:value-type="float" office:value="-0.001064" calcext:value-type="float">
            <text:p>-0.001064</text:p>
          </table:table-cell>
          <table:table-cell office:value-type="float" office:value="-0.345428" calcext:value-type="float">
            <text:p>-0.345428</text:p>
          </table:table-cell>
          <table:table-cell office:value-type="float" office:value="0.020675" calcext:value-type="float">
            <text:p>0.020675</text:p>
          </table:table-cell>
          <table:table-cell office:value-type="float" office:value="0" calcext:value-type="float">
            <text:p>0</text:p>
          </table:table-cell>
          <table:table-cell office:value-type="float" office:value="-0.141714" calcext:value-type="float">
            <text:p>-0.141714</text:p>
          </table:table-cell>
          <table:table-cell table:formula="of:=[.A176]-[.A175]" office:value-type="float" office:value="0.09993696212768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25931" calcext:value-type="float">
            <text:p>1603674502.25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-0.001408" calcext:value-type="float">
            <text:p>-0.001408</text:p>
          </table:table-cell>
          <table:table-cell office:value-type="float" office:value="-0.2102" calcext:value-type="float">
            <text:p>-0.2102</text:p>
          </table:table-cell>
          <table:table-cell office:value-type="float" office:value="0.022844" calcext:value-type="float">
            <text:p>0.022844</text:p>
          </table:table-cell>
          <table:table-cell office:value-type="float" office:value="0" calcext:value-type="float">
            <text:p>0</text:p>
          </table:table-cell>
          <table:table-cell office:value-type="float" office:value="-0.184682" calcext:value-type="float">
            <text:p>-0.184682</text:p>
          </table:table-cell>
          <table:table-cell table:formula="of:=[.A177]-[.A176]" office:value-type="float" office:value="0.1000969409942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35927" calcext:value-type="float">
            <text:p>1603674502.3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-0.001408" calcext:value-type="float">
            <text:p>-0.001408</text:p>
          </table:table-cell>
          <table:table-cell office:value-type="float" office:value="-0.2102" calcext:value-type="float">
            <text:p>-0.2102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" calcext:value-type="float">
            <text:p>0</text:p>
          </table:table-cell>
          <table:table-cell office:value-type="float" office:value="-0.28301" calcext:value-type="float">
            <text:p>-0.28301</text:p>
          </table:table-cell>
          <table:table-cell table:formula="of:=[.A178]-[.A177]" office:value-type="float" office:value="0.0999670028686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4595" calcext:value-type="float">
            <text:p>1603674502.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-0.14639" calcext:value-type="float">
            <text:p>-0.14639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-0.353136" calcext:value-type="float">
            <text:p>-0.353136</text:p>
          </table:table-cell>
          <table:table-cell table:formula="of:=[.A179]-[.A178]" office:value-type="float" office:value="0.1002309322357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5595" calcext:value-type="float">
            <text:p>1603674502.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-0.14639" calcext:value-type="float">
            <text:p>-0.14639</text:p>
          </table:table-cell>
          <table:table-cell office:value-type="float" office:value="-0.004568" calcext:value-type="float">
            <text:p>-0.004568</text:p>
          </table:table-cell>
          <table:table-cell office:value-type="float" office:value="0" calcext:value-type="float">
            <text:p>0</text:p>
          </table:table-cell>
          <table:table-cell office:value-type="float" office:value="-0.441589" calcext:value-type="float">
            <text:p>-0.441589</text:p>
          </table:table-cell>
          <table:table-cell table:formula="of:=[.A180]-[.A179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65932" calcext:value-type="float">
            <text:p>1603674502.6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45459" calcext:value-type="float">
            <text:p>0.045459</text:p>
          </table:table-cell>
          <table:table-cell office:value-type="float" office:value="-0.003887" calcext:value-type="float">
            <text:p>-0.003887</text:p>
          </table:table-cell>
          <table:table-cell office:value-type="float" office:value="-0.170599" calcext:value-type="float">
            <text:p>-0.170599</text:p>
          </table:table-cell>
          <table:table-cell office:value-type="float" office:value="-0.005652" calcext:value-type="float">
            <text:p>-0.005652</text:p>
          </table:table-cell>
          <table:table-cell office:value-type="float" office:value="0" calcext:value-type="float">
            <text:p>0</text:p>
          </table:table-cell>
          <table:table-cell office:value-type="float" office:value="-0.495791" calcext:value-type="float">
            <text:p>-0.495791</text:p>
          </table:table-cell>
          <table:table-cell table:formula="of:=[.A181]-[.A180]" office:value-type="float" office:value="0.09982490539550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75927" calcext:value-type="float">
            <text:p>1603674502.7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752" calcext:value-type="float">
            <text:p>-0.06752</text:p>
          </table:table-cell>
          <table:table-cell office:value-type="float" office:value="0.007429" calcext:value-type="float">
            <text:p>0.007429</text:p>
          </table:table-cell>
          <table:table-cell office:value-type="float" office:value="-0.21917" calcext:value-type="float">
            <text:p>-0.21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5875" calcext:value-type="float">
            <text:p>-0.485875</text:p>
          </table:table-cell>
          <table:table-cell table:formula="of:=[.A182]-[.A181]" office:value-type="float" office:value="0.099946022033691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85929" calcext:value-type="float">
            <text:p>1603674502.8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068194" calcext:value-type="float">
            <text:p>-0.068194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-0.35748" calcext:value-type="float">
            <text:p>-0.35748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" calcext:value-type="float">
            <text:p>0</text:p>
          </table:table-cell>
          <table:table-cell office:value-type="float" office:value="-0.454569" calcext:value-type="float">
            <text:p>-0.454569</text:p>
          </table:table-cell>
          <table:table-cell table:formula="of:=[.A183]-[.A182]" office:value-type="float" office:value="0.1000220775604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2.95922" calcext:value-type="float">
            <text:p>1603674502.9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194" calcext:value-type="float">
            <text:p>-0.068194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-0.35748" calcext:value-type="float">
            <text:p>-0.35748</text:p>
          </table:table-cell>
          <table:table-cell office:value-type="float" office:value="0.008007" calcext:value-type="float">
            <text:p>0.008007</text:p>
          </table:table-cell>
          <table:table-cell office:value-type="float" office:value="0" calcext:value-type="float">
            <text:p>0</text:p>
          </table:table-cell>
          <table:table-cell office:value-type="float" office:value="-0.413985" calcext:value-type="float">
            <text:p>-0.413985</text:p>
          </table:table-cell>
          <table:table-cell table:formula="of:=[.A184]-[.A183]" office:value-type="float" office:value="0.09992408752441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3.05922" calcext:value-type="float">
            <text:p>1603674503.05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515" calcext:value-type="float">
            <text:p>-0.049515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-0.302015" calcext:value-type="float">
            <text:p>-0.302015</text:p>
          </table:table-cell>
          <table:table-cell office:value-type="float" office:value="0.010818" calcext:value-type="float">
            <text:p>0.010818</text:p>
          </table:table-cell>
          <table:table-cell office:value-type="float" office:value="0" calcext:value-type="float">
            <text:p>0</text:p>
          </table:table-cell>
          <table:table-cell office:value-type="float" office:value="-0.436528" calcext:value-type="float">
            <text:p>-0.436528</text:p>
          </table:table-cell>
          <table:table-cell table:formula="of:=[.A185]-[.A184]" office:value-type="float" office:value="0.100005865097046" calcext:value-type="float">
            <text:p>0.10</text:p>
          </table:table-cell>
          <table:table-cell table:style-name="ce9" table:number-columns-repeated="7"/>
        </table:table-row>
        <table:table-row table:style-name="ro2">
          <table:table-cell office:value-type="float" office:value="1603674503.15925" calcext:value-type="float">
            <text:p>1603674503.1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515" calcext:value-type="float">
            <text:p>-0.049515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-0.302015" calcext:value-type="float">
            <text:p>-0.302015</text:p>
          </table:table-cell>
          <table:table-cell office:value-type="float" office:value="0.014276" calcext:value-type="float">
            <text:p>0.014276</text:p>
          </table:table-cell>
          <table:table-cell office:value-type="float" office:value="0" calcext:value-type="float">
            <text:p>0</text:p>
          </table:table-cell>
          <table:table-cell office:value-type="float" office:value="-0.445803" calcext:value-type="float">
            <text:p>-0.445803</text:p>
          </table:table-cell>
          <table:table-cell table:formula="of:=[.A186]-[.A185]" office:value-type="float" office:value="0.1000299453735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3.25921" calcext:value-type="float">
            <text:p>1603674503.25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9515" calcext:value-type="float">
            <text:p>-0.049515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-0.302015" calcext:value-type="float">
            <text:p>-0.302015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" calcext:value-type="float">
            <text:p>0</text:p>
          </table:table-cell>
          <table:table-cell office:value-type="float" office:value="0.031632" calcext:value-type="float">
            <text:p>0.031632</text:p>
          </table:table-cell>
          <table:table-cell table:formula="of:=[.A187]-[.A186]" office:value-type="float" office:value="0.09996008872985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3.35919" calcext:value-type="float">
            <text:p>1603674503.35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-0.002973" calcext:value-type="float">
            <text:p>-0.002973</text:p>
          </table:table-cell>
          <table:table-cell office:value-type="float" office:value="-0.343258" calcext:value-type="float">
            <text:p>-0.343258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" calcext:value-type="float">
            <text:p>0</text:p>
          </table:table-cell>
          <table:table-cell office:value-type="float" office:value="0.200795" calcext:value-type="float">
            <text:p>0.200795</text:p>
          </table:table-cell>
          <table:table-cell table:formula="of:=[.A188]-[.A187]" office:value-type="float" office:value="0.09997296333312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3.45927" calcext:value-type="float">
            <text:p>1603674503.45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588" calcext:value-type="float">
            <text:p>0.074588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-0.235392" calcext:value-type="float">
            <text:p>-0.235392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" calcext:value-type="float">
            <text:p>0</text:p>
          </table:table-cell>
          <table:table-cell office:value-type="float" office:value="0.04302" calcext:value-type="float">
            <text:p>0.04302</text:p>
          </table:table-cell>
          <table:table-cell table:formula="of:=[.A189]-[.A188]" office:value-type="float" office:value="0.100085020065308" calcext:value-type="float">
            <text:p>0.10</text:p>
          </table:table-cell>
          <table:table-cell table:style-name="ce15"/>
          <table:table-cell/>
          <table:table-cell table:style-name="ce6"/>
          <table:table-cell table:number-columns-repeated="4"/>
        </table:table-row>
        <table:table-row table:style-name="ro2">
          <table:table-cell office:value-type="float" office:value="1603674503.55925" calcext:value-type="float">
            <text:p>1603674503.55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588" calcext:value-type="float">
            <text:p>0.074588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-0.235392" calcext:value-type="float">
            <text:p>-0.2353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90]-[.A189]" office:value-type="float" office:value="0.09998011589050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74503.65923" calcext:value-type="float">
            <text:p>1603674503.65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588" calcext:value-type="float">
            <text:p>0.074588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-0.235392" calcext:value-type="float">
            <text:p>-0.2353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91]-[.A190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2]-[.A191]" office:value-type="float" office:value="-1603674503.65923" calcext:value-type="float">
            <text:p>-1,603,674,503.66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3]-[.A19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4]-[.A19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5]-[.A19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6]-[.A19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7]-[.A19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8]-[.A19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9]-[.A19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0]-[.A19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58"/>
          <table:table-cell table:style-name="ce60"/>
          <table:table-cell table:style-name="ce64"/>
          <table:table-cell table:style-name="ce68" table:number-columns-repeated="2"/>
          <table:table-cell table:style-name="ce72"/>
          <table:table-cell table:style-name="ce76"/>
          <table:table-cell table:style-name="ce78"/>
          <table:table-cell table:style-name="ce82"/>
          <table:table-cell table:style-name="ce15" table:formula="of:=[.A201]-[.A20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2]-[.A20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3]-[.A20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4]-[.A20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5]-[.A20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6]-[.A20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58"/>
          <table:table-cell table:style-name="ce60"/>
          <table:table-cell table:style-name="ce64"/>
          <table:table-cell table:style-name="ce68" table:number-columns-repeated="2"/>
          <table:table-cell table:style-name="ce72"/>
          <table:table-cell table:style-name="ce76"/>
          <table:table-cell table:style-name="ce78"/>
          <table:table-cell table:style-name="ce82"/>
          <table:table-cell table:style-name="ce15" table:formula="of:=[.A207]-[.A206]" office:value-type="float" office:value="0" calcext:value-type="float">
            <text:p>0.0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8]-[.A20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9]-[.A20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0]-[.A20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1]-[.A21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2]-[.A21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3]-[.A21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4]-[.A21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5]-[.A21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6]-[.A21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7]-[.A21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8]-[.A21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9]-[.A21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0]-[.A21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1]-[.A22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2]-[.A22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3]-[.A22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4]-[.A22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5]-[.A22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6]-[.A22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7]-[.A22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8]-[.A22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9]-[.A22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0]-[.A22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1]-[.A23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2]-[.A23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3]-[.A23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4]-[.A23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5]-[.A23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6]-[.A23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7]-[.A23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8]-[.A23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9]-[.A23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0]-[.A23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1]-[.A24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2]-[.A24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3]-[.A24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4]-[.A24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5]-[.A24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6]-[.A24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7]-[.A24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8]-[.A24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9]-[.A24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0]-[.A24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1]-[.A25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2]-[.A25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3]-[.A25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4]-[.A25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5]-[.A25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6]-[.A255]" office:value-type="float" office:value="0" calcext:value-type="float">
            <text:p>0.00</text:p>
          </table:table-cell>
          <table:table-cell table:number-columns-repeated="7"/>
        </table:table-row>
        <calcext:conditional-formats>
          <calcext:conditional-format calcext:target-range-address="vel_stats.B3:vel_stats.C256 vel_stats.E3:vel_stats.F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3:vel_stats.D256 vel_stats.G3:vel_stats.G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3:vel_stats.J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3:vel_stats.B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3:vel_stats.D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3:vel_stats.F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3:vel_stats.G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3:vel_stats.H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3:vel_stats.J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2:vel_stats.C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2:vel_stats.D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2:vel_stats.F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G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2:vel_stats.I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2:vel_stats.J1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0:10:24.5745818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5T20:26:49.755497621</dc:date>
    <meta:editing-duration>PT2H36M42S</meta:editing-duration>
    <meta:editing-cycles>53</meta:editing-cycles>
    <meta:document-statistic meta:table-count="1" meta:cell-count="2188" meta:object-count="0"/>
  </office:meta>
</office:document-meta>
</file>